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6.7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28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445cm"/>
    </style:style>
    <style:style style:name="co8" style:family="table-column">
      <style:table-column-properties fo:break-before="auto" style:column-width="5.509cm"/>
    </style:style>
    <style:style style:name="co9" style:family="table-column">
      <style:table-column-properties fo:break-before="auto" style:column-width="10.283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3.395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2.866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2.974cm"/>
    </style:style>
    <style:style style:name="co16" style:family="table-column">
      <style:table-column-properties fo:break-before="auto" style:column-width="2.54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2.983cm"/>
    </style:style>
    <style:style style:name="co19" style:family="table-column">
      <style:table-column-properties fo:break-before="auto" style:column-width="10.153cm"/>
    </style:style>
    <style:style style:name="co20" style:family="table-column">
      <style:table-column-properties fo:break-before="auto" style:column-width="3.224cm"/>
    </style:style>
    <style:style style:name="co21" style:family="table-column">
      <style:table-column-properties fo:break-before="auto" style:column-width="2.457cm"/>
    </style:style>
    <style:style style:name="co22" style:family="table-column">
      <style:table-column-properties fo:break-before="auto" style:column-width="3.138cm"/>
    </style:style>
    <style:style style:name="co23" style:family="table-column">
      <style:table-column-properties fo:break-before="auto" style:column-width="6.398cm"/>
    </style:style>
    <style:style style:name="co24" style:family="table-column">
      <style:table-column-properties fo:break-before="auto" style:column-width="14.52cm"/>
    </style:style>
    <style:style style:name="co25" style:family="table-column">
      <style:table-column-properties fo:break-before="auto" style:column-width="4.399cm"/>
    </style:style>
    <style:style style:name="co26" style:family="table-column">
      <style:table-column-properties fo:break-before="auto" style:column-width="4.898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915cm" fo:break-before="auto" style:use-optimal-row-height="fals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0.845cm" fo:break-before="auto" style:use-optimal-row-height="true"/>
    </style:style>
    <style:style style:name="ro6" style:family="table-row">
      <style:table-row-properties style:row-height="1.235cm" fo:break-before="auto" style:use-optimal-row-height="true"/>
    </style:style>
    <style:style style:name="ro7" style:family="table-row">
      <style:table-row-properties style:row-height="2.011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822cm" fo:break-before="auto" style:use-optimal-row-height="true"/>
    </style:style>
    <style:style style:name="ro10" style:family="table-row">
      <style:table-row-properties style:row-height="1.2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26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4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8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 style:data-style-name="N126"/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104">
      <style:table-cell-properties fo:background-color="#ffd428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transparent" fo:border="0.06pt solid #000000"/>
    </style:style>
    <style:style style:name="ce197" style:family="table-cell" style:parent-style-name="Default">
      <style:table-cell-properties style:text-align-source="fix" style:repeat-content="false" fo:wrap-option="no-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26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26">
      <style:table-cell-properties fo:background-color="#729fc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6">
      <style:table-cell-properties fo:background-color="#80808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1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26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26">
      <style:table-cell-properties style:text-align-source="fix" style:repeat-content="false" fo:wrap-option="no-wra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able-cell-properties fo:background-color="#ffff00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26">
      <style:table-cell-properties fo:background-color="#ffa6a6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26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6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26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26">
      <style:table-cell-properties fo:background-color="#999999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6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6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26">
      <style:table-cell-properties fo:background-color="#ffffff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126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26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6">
      <style:table-cell-properties fo:background-color="#ffffff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end" fo:margin-left="0cm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9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11">
      <style:table-cell-properties fo:border="0.06pt solid #000000"/>
    </style:style>
    <style:style style:name="ce111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12" style:family="table-cell" style:parent-style-name="Default" style:data-style-name="N126">
      <style:table-cell-properties fo:background-color="#eeeeee" fo:border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126">
      <style:table-cell-properties fo:background-color="#81d41a" fo:border="0.06pt solid #000000"/>
    </style:style>
    <style:style style:name="ce114" style:family="table-cell" style:parent-style-name="Default" style:data-style-name="N126">
      <style:table-cell-properties fo:background-color="#ffbf00" fo:border="0.06pt solid #000000"/>
    </style:style>
    <style:style style:name="ce115" style:family="table-cell" style:parent-style-name="Default" style:data-style-name="N126">
      <style:table-cell-properties fo:border="0.06pt solid #000000"/>
    </style:style>
    <style:style style:name="ce116" style:family="table-cell" style:parent-style-name="Default" style:data-style-name="N11">
      <style:table-cell-properties fo:background-color="#ffff00" fo:border="0.06pt solid #000000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4">
      <style:table-cell-properties fo:background-color="#ffff00" fo:border="0.06pt solid #000000"/>
    </style:style>
    <style:style style:name="ce119" style:family="table-cell" style:parent-style-name="Default" style:data-style-name="N126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b4780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d428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26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128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2" style:family="table-cell" style:parent-style-name="Default" style:data-style-name="N126">
      <style:table-cell-properties fo:background-color="#ffd428"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126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26">
      <style:table-cell-properties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6">
      <style:table-cell-properties fo:background-color="#ffd428"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value-type" style:repeat-content="false" fo:wrap-option="no-wrap"/>
      <style:paragraph-properties fo:margin-left="0cm"/>
    </style:style>
    <style:style style:name="ce141" style:family="table-cell" style:parent-style-name="Default">
      <style:table-cell-properties fo:wrap-option="wrap"/>
    </style:style>
    <style:style style:name="ce1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37">
      <style:table-cell-properties fo:background-color="#ffbf00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147" style:family="table-cell" style:parent-style-name="Default" style:data-style-name="N126">
      <style:table-cell-properties fo:background-color="#ffff00" fo:border="0.06pt solid #000000"/>
    </style:style>
    <style:style style:name="ce148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 style:data-style-name="N126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2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6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55" style:family="table-cell" style:parent-style-name="Default" style:data-style-name="N124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26">
      <style:table-cell-properties style:text-align-source="value-type" style:repeat-content="false" fo:wrap-option="no-wrap"/>
      <style:paragraph-properties fo:margin-left="0cm"/>
      <style:text-properties fo:font-weight="bold" style:font-weight-asian="bold" style:font-weight-complex="bold"/>
    </style:style>
    <style:style style:name="ce158" style:family="table-cell" style:parent-style-name="Default" style:data-style-name="N11"/>
    <style:style style:name="ce15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fo:color="#000000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Коммерческое предложение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24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Срок оплаты:</text:p>
          </table:table-cell>
          <table:table-cell table:style-name="ce11" office:value-type="string" calcext:value-type="string">
            <text:p>до</text:p>
          </table:table-cell>
          <table:table-cell table:style-name="ce16" office:value-type="date" office:date-value="2021-03-06" calcext:value-type="date">
            <text:p>06.03.2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Срок выполнения работ после получения аванса, недель:</text:p>
          </table:table-cell>
          <table:table-cell table:style-name="ce11"/>
          <table:table-cell table:style-name="ce17" table:formula="of:=INT((([$'Оценка стоимости заказа'.B10]/5+1)+2)*[$'Оценка стоимости заказа'.B8]/5+1)" office:value-type="float" office:value="5" calcext:value-type="float">
            <text:p>5,0</text:p>
          </table:table-cell>
          <table:table-cell office:value-type="string" calcext:value-type="string">
            <text:p>Включая поиск и доставку материала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2" office:value-type="string" calcext:value-type="string">
            <text:p><text:span text:style-name="T1">Размер аванса, рублей</text:span>:</text:p>
          </table:table-cell>
          <table:table-cell table:style-name="ce19" table:formula="of:=[$'Оценка стоимости заказа'.I12]+[$'Оценка стоимости заказа'.I21]" office:value-type="currency" office:currency="RUB" office:value="362728.999450986" calcext:value-type="currency">
            <text:p>362 729,00 ₽</text:p>
          </table:table-cell>
          <table:table-cell office:value-type="string" calcext:value-type="string">
            <text:p>Вычисляется в зависимости от заказа (в среднем, порядка 65%)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Сложность заказа, по шкале от 1 до 10 (1 очень просто, 10 очень сложно)</text:p>
          </table:table-cell>
          <table:table-cell/>
          <table:table-cell table:style-name="ce20" office:value-type="float" office:value="5" calcext:value-type="float">
            <text:p>5,00</text:p>
          </table:table-cell>
          <table:table-cell table:style-name="ce31" office:value-type="string" calcext:value-type="string">
            <text:p>Средний уровень сложности = 5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Наименование товара</text:p>
          </table:table-cell>
          <table:table-cell/>
          <table:table-cell table:style-name="ce181" office:value-type="string" calcext:value-type="string">
            <text:p>Название</text:p>
          </table:table-cell>
          <table:table-cell table:number-columns-repeated="5"/>
        </table:table-row>
        <table:table-row table:style-name="ro1">
          <table:table-cell table:style-name="ce165" office:value-type="string" calcext:value-type="string">
            <text:p>Состав товаров и услуг</text:p>
          </table:table-cell>
          <table:table-cell table:style-name="ce14"/>
          <table:table-cell table:style-name="ce5"/>
          <table:table-cell table:number-columns-repeated="4"/>
          <table:table-cell table:style-name="ce32"/>
        </table:table-row>
        <table:table-row table:style-name="ro1">
          <table:table-cell table:number-columns-repeated="2"/>
          <table:table-cell table:style-name="ce5" office:value-type="string" calcext:value-type="string">
            <text:p>Услуги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Разработка (да/нет)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Изготовление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Провер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Упаков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Сборка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Монтаж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Выезд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5" office:value-type="string" calcext:value-type="string">
            <text:p><text:span text:style-name="T1">Годовая гарантия на товар (да/нет)</text:span>:</text:p>
          </table:table-cell>
          <table:table-cell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5" office:value-type="string" calcext:value-type="string">
            <text:p>Компоненты, расходные материалы, накладные расходы</text:p>
          </table:table-cell>
          <table:table-cell table:style-name="ce183" office:value-type="string" calcext:value-type="string">
            <text:p>да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Доставка:</text:p>
          </table:table-cell>
          <table:table-cell table:style-name="ce25" office:value-type="string" calcext:value-type="string">
            <text:p>нет</text:p>
          </table:table-cell>
          <table:table-cell office:value-type="string" calcext:value-type="string">
            <text:p>В расчете стоимости не включена</text:p>
          </table:table-cell>
          <table:table-cell table:number-columns-repeated="4"/>
        </table:table-row>
        <table:table-row table:style-name="ro1">
          <table:table-cell table:style-name="ce5"/>
          <table:table-cell office:value-type="string" calcext:value-type="string">
            <text:p>Скидка на стоимость услуг:</text:p>
          </table:table-cell>
          <table:table-cell table:style-name="ce26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Премиальные продавцу с заказа (прибыль):</text:p>
          </table:table-cell>
          <table:table-cell table:style-name="ce26" office:value-type="percentage" office:value="0.02" calcext:value-type="percentage">
            <text:p>2,00%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5" office:value-type="string" calcext:value-type="string">
            <text:p>К оплате за товары и услуги, с учетом налогов:</text:p>
          </table:table-cell>
          <table:table-cell table:style-name="ce27" office:value-type="currency" office:currency="RUB" office:value="600000" calcext:value-type="currency">
            <text:p>600 000,00 ₽</text:p>
          </table:table-cell>
          <table:table-cell table:number-columns-repeated="3"/>
          <table:table-cell table:style-name="ce33" office:value-type="string" calcext:value-type="string">
            <text:p>клиент ПЕРЕплатил</text:p>
          </table:table-cell>
          <table:table-cell table:style-name="ce193" table:formula="of:=MIN(0;[$'Оценка стоимости заказа'.L7]-[.C22])" office:value-type="currency" office:currency="RUB" office:value="-149.810071371612" calcext:value-type="currency">
            <text:p>-149,81 ₽</text:p>
          </table:table-cell>
        </table:table-row>
        <table:table-row table:style-name="ro1">
          <table:table-cell table:style-name="ce5"/>
          <table:table-cell office:value-type="string" calcext:value-type="string">
            <text:p>К оплате дополнительные расходы, с учетом налогов:</text:p>
          </table:table-cell>
          <table:table-cell table:style-name="ce27" office:value-type="currency" office:currency="RUB" office:value="44000" calcext:value-type="currency">
            <text:p>44 000,00 ₽</text:p>
          </table:table-cell>
          <table:table-cell table:number-columns-repeated="3"/>
          <table:table-cell table:style-name="ce33" office:value-type="string" calcext:value-type="string">
            <text:p>клиент НЕДОплатил</text:p>
          </table:table-cell>
          <table:table-cell table:style-name="ce193" table:formula="of:=MAX(0;[$'Оценка стоимости заказа'.L7]-[.C22])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4">
          <table:table-cell table:style-name="ce2" office:value-type="string" calcext:value-type="string">
            <text:p>Срок бесплатного хранения товара после изготовления перед отправкой, не более, календарных дней:</text:p>
          </table:table-cell>
          <table:table-cell table:style-name="ce12"/>
          <table:table-cell table:style-name="ce29" table:formula="of:=[.C28]/3" office:value-type="float" office:value="10" calcext:value-type="float">
            <text:p>10,00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<text:span text:style-name="T1">Стоимость хранения по прошествии срока бесплатного хранения, </text:span><text:span text:style-name="T2">% от стоимости заказа</text:span>:</text:p>
          </table:table-cell>
          <table:table-cell table:style-name="ce12"/>
          <table:table-cell table:style-name="ce18" office:value-type="percentage" office:value="0.005" calcext:value-type="percentage">
            <text:p>0,50%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9" office:value-type="string" calcext:value-type="string">
            <text:p>Длительность хранения, до отправки клиенту:</text:p>
          </table:table-cell>
          <table:table-cell table:style-name="ce12"/>
          <table:table-cell table:style-name="ce30" table:formula="of:=17" office:value-type="float" office:value="17" calcext:value-type="float">
            <text:p>17,00</text:p>
          </table:table-cell>
          <table:table-cell table:style-name="ce32"/>
          <table:table-cell table:number-columns-repeated="4"/>
        </table:table-row>
        <table:table-row table:style-name="ro5">
          <table:table-cell table:style-name="ce10" office:value-type="string" calcext:value-type="string">
            <text:p>Стоимость хранения по прошествии срока бесплатного хранения:</text:p>
          </table:table-cell>
          <table:table-cell table:style-name="ce12"/>
          <table:table-cell table:style-name="ce19" table:formula="of:=MAX(0;[.C25]*([.C21]+[.C22])*([.C26]-[.C24]))" office:value-type="currency" office:currency="RUB" office:value="22540" calcext:value-type="currency">
            <text:p>22 540,00 ₽</text:p>
          </table:table-cell>
          <table:table-cell table:style-name="ce32"/>
          <table:table-cell table:number-columns-repeated="4"/>
        </table:table-row>
        <table:table-row table:style-name="ro5">
          <table:table-cell table:style-name="ce9" office:value-type="string" calcext:value-type="string">
            <text:p><text:span text:style-name="T1">Максимальный срок хранения готового изделия </text:span>до утилизации, календарных дней:</text:p>
          </table:table-cell>
          <table:table-cell table:style-name="ce12"/>
          <table:table-cell table:style-name="ce29"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5"/>
        </table:table-row>
      </table:table>
      <table:table table:name="Список имен" table:style-name="ta1">
        <table:table-column table:style-name="co7" table:default-cell-style-name="ce37"/>
        <table:table-column table:style-name="co8" table:default-cell-style-name="ce38"/>
        <table:table-column table:style-name="co8" table:default-cell-style-name="ce39"/>
        <table:table-row table:style-name="ro1">
          <table:table-cell office:value-type="string" calcext:value-type="string">
            <text:p>Имена</text:p>
          </table:table-cell>
          <table:table-cell table:style-name="ce37" office:value-type="string" calcext:value-type="string">
            <text:p>Имена компаньонов</text:p>
          </table:table-cell>
          <table:table-cell table:style-name="ce37" office:value-type="string" calcext:value-type="string">
            <text:p>Имена работник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</text:p>
          </table:table-cell>
          <table:table-cell table:formula="of:=[.B2]" office:value-type="string" office:string-value="В" calcext:value-type="string">
            <text:p>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1</text:p>
          </table:table-cell>
          <table:table-cell table:formula="of:=[.B3]" office:value-type="string" office:string-value="А1" calcext:value-type="string">
            <text:p>А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2</text:p>
          </table:table-cell>
          <table:table-cell table:formula="of:=[.B4]" office:value-type="string" office:string-value="А2" calcext:value-type="string">
            <text:p>А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3</text:p>
          </table:table-cell>
          <table:table-cell table:formula="of:=[.B5]" office:value-type="string" office:string-value="А3" calcext:value-type="string">
            <text:p>А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</text:p>
          </table:table-cell>
          <table:table-cell table:formula="of:=[.B6]" office:value-type="string" office:string-value="К" calcext:value-type="string">
            <text:p>К</text:p>
          </table:table-cell>
        </table:table-row>
      </table:table>
      <table:table table:name="Оценка стоимости заказа" table:style-name="ta1">
        <table:table-column table:style-name="co9" table:default-cell-style-name="ce12"/>
        <table:table-column table:style-name="co10" table:default-cell-style-name="Default"/>
        <table:table-column table:style-name="co11" table:number-columns-repeated="10" table:default-cell-style-name="Default"/>
        <table:table-column table:style-name="co4" table:number-columns-repeated="3" table:default-cell-style-name="Default"/>
        <table:table-row table:style-name="ro1">
          <table:table-cell table:style-name="ce197" office:value-type="string" calcext:value-type="string">
            <text:p>Оценка прибыли при продаже изделия х(1+%) =</text:p>
          </table:table-cell>
          <table:table-cell table:style-name="ce40" table:formula="of:=[.B7]*[.E1]" office:value-type="currency" office:currency="RUB" office:value="7098.36529677615" calcext:value-type="currency">
            <text:p>7 098,37 ₽</text:p>
          </table:table-cell>
          <table:table-cell/>
          <table:table-cell table:style-name="ce197" office:value-type="string" calcext:value-type="string">
            <text:p>Прибыль из КП, в % =</text:p>
          </table:table-cell>
          <table:table-cell table:style-name="ce71" table:formula="of:=[$'Коммерческое предложение'.C19]" office:value-type="percentage" office:value="0.02" calcext:value-type="percentage">
            <text:p>2,00%</text:p>
          </table:table-cell>
          <table:table-cell table:number-columns-repeated="10"/>
        </table:table-row>
        <table:table-row table:style-name="ro1">
          <table:table-cell table:style-name="ce197" office:value-type="string" calcext:value-type="string">
            <text:p>Скидка на услуги (вычитается из общей прибыли) x(1-%) =</text:p>
          </table:table-cell>
          <table:table-cell table:style-name="ce40" table:formula="of:=SUM([.B19:.B22])*[.E2]" office:value-type="currency" office:currency="RUB" office:value="0" calcext:value-type="currency">
            <text:p>0,00 ₽</text:p>
          </table:table-cell>
          <table:table-cell/>
          <table:table-cell table:style-name="ce197" office:value-type="string" calcext:value-type="string">
            <text:p>Скидка на услуги из КП, % =</text:p>
          </table:table-cell>
          <table:table-cell table:style-name="ce71" table:formula="of:=[$'Коммерческое предложение'.C18]" office:value-type="percentage" office:value="1" calcext:value-type="percentage">
            <text:p>100,0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6">
          <table:table-cell table:style-name="ce40" office:value-type="string" calcext:value-type="string">
            <text:p>Экспертная оценка соотношения стоимости материалов, инструмента и базы для его использования, времени специалистов</text:p>
          </table:table-cell>
          <table:table-cell table:style-name="ce40" office:value-type="string" calcext:value-type="string">
            <text:p>материалы и расходники: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инструмент и база:</text:p>
          </table:table-cell>
          <table:table-cell table:style-name="ce66" office:value-type="float" office:value="1" calcext:value-type="float">
            <text:p>1,00</text:p>
          </table:table-cell>
          <table:table-cell table:style-name="ce40" office:value-type="string" calcext:value-type="string">
            <text:p>специалисты:</text:p>
          </table:table-cell>
          <table:table-cell table:style-name="ce66"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+ = дополучить от клиента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- = равно вернуть клиенту</text:p>
          </table:table-cell>
          <table:table-cell table:number-columns-repeated="3"/>
        </table:table-row>
        <table:table-row table:style-name="ro7">
          <table:table-cell table:style-name="ce41"/>
          <table:table-cell table:style-name="ce40" office:value-type="string" calcext:value-type="string">
            <text:p>Оценка стоимости, без учета налогов</text:p>
          </table:table-cell>
          <table:table-cell table:style-name="ce67" office:value-type="string" calcext:value-type="string">
            <text:p>Фактические затраты</text:p>
          </table:table-cell>
          <table:table-cell table:style-name="ce67" office:value-type="string" calcext:value-type="string">
            <text:p>Непредвиденные расходы</text:p>
          </table:table-cell>
          <table:table-cell table:style-name="ce40" office:value-type="string" calcext:value-type="string">
            <text:p>Фактическая стоимость, после вычета налогов</text:p>
          </table:table-cell>
          <table:table-cell table:style-name="ce40" office:value-type="string" calcext:value-type="string">
            <text:p>Оплачено Заказчиком, после вычета налогов</text:p>
          </table:table-cell>
          <table:table-cell table:style-name="ce67" office:value-type="string" calcext:value-type="string">
            <text:p>Оплачено заказчиком по доп.затратам, после вычета налогов</text:p>
          </table:table-cell>
          <table:table-cell table:style-name="ce67" office:value-type="string" calcext:value-type="string">
            <text:p>Налоги! Проставить правильные значения %</text:p>
          </table:table-cell>
          <table:table-cell table:style-name="ce67" office:value-type="string" calcext:value-type="string">
            <text:p>Получено с заказчика, с учетом налогов</text:p>
          </table:table-cell>
          <table:table-cell table:style-name="ce67" office:value-type="string" calcext:value-type="string">
            <text:p>Получено с заказчика на доп. затраты с учетом налогов</text:p>
          </table:table-cell>
          <table:table-cell table:style-name="ce67" office:value-type="string" calcext:value-type="string">
            <text:p>Фактическая стоимость с учётом налогов</text:p>
          </table:table-cell>
          <table:table-cell table:style-name="ce67" office:value-type="string" calcext:value-type="string">
            <text:p>Корректировка полученной оплаты</text:p>
          </table:table-cell>
          <table:table-cell table:style-name="ce65" table:number-columns-repeated="3"/>
        </table:table-row>
        <table:table-row table:style-name="ro1">
          <table:table-cell table:style-name="ce41" office:value-type="string" calcext:value-type="string">
            <text:p>Оценка бюджета заказа</text:p>
          </table:table-cell>
          <table:table-cell table:style-name="ce48" table:formula="of:=SUM([.B12:.B22])" office:value-type="currency" office:currency="RUB" office:value="354918.264838807" calcext:value-type="currency">
            <text:p>354 918,26 ₽</text:p>
          </table:table-cell>
          <table:table-cell table:style-name="ce48" table:formula="of:=SUM([.C12:.C22])" office:value-type="currency" office:currency="RUB" office:value="593352.135816579" calcext:value-type="currency">
            <text:p>593 352,14 ₽</text:p>
          </table:table-cell>
          <table:table-cell table:style-name="ce70" table:formula="of:=SUM([.D12:.D22])" office:value-type="currency" office:currency="RUB" office:value="3" calcext:value-type="currency">
            <text:p>3,00 ₽</text:p>
          </table:table-cell>
          <table:table-cell table:style-name="ce72" table:formula="of:=([.C7]+[.D7])*(1+[.$E$1])" office:value-type="currency" office:currency="RUB" office:value="605222.238532911" calcext:value-type="currency">
            <text:p>605 222,24 ₽</text:p>
          </table:table-cell>
          <table:table-cell table:style-name="ce70" table:formula="of:=SUM([.F12:.F22])" office:value-type="currency" office:currency="RUB" office:value="564000" calcext:value-type="currency">
            <text:p>564 000,00 ₽</text:p>
          </table:table-cell>
          <table:table-cell table:style-name="ce70" table:formula="of:=SUM([.G12:.G22])" office:value-type="currency" office:currency="RUB" office:value="41360" calcext:value-type="currency">
            <text:p>41 360,00 ₽</text:p>
          </table:table-cell>
          <table:table-cell table:style-name="ce72" table:formula="of:=-([.F7]+[.G7])+([.I7]+[.J7])" office:value-type="currency" office:currency="RUB" office:value="38640" calcext:value-type="currency">
            <text:p>38 640,00 ₽</text:p>
          </table:table-cell>
          <table:table-cell table:style-name="ce77" table:formula="of:=[$'Коммерческое предложение'.C21]" office:value-type="currency" office:currency="RUB" office:value="600000" calcext:value-type="currency">
            <text:p>600 000,00 ₽</text:p>
          </table:table-cell>
          <table:table-cell table:style-name="ce80" table:formula="of:=[$'Коммерческое предложение'.C22]" office:value-type="currency" office:currency="RUB" office:value="44000" calcext:value-type="currency">
            <text:p>44 000,00 ₽</text:p>
          </table:table-cell>
          <table:table-cell table:style-name="ce80" table:formula="of:=SUM([.K12:.K22])" office:value-type="currency" office:currency="RUB" office:value="643850.189928628" calcext:value-type="currency">
            <text:p>643 850,19 ₽</text:p>
          </table:table-cell>
          <table:table-cell table:style-name="ce80" table:formula="of:=[.K7]-[.I7]" office:value-type="currency" office:currency="RUB" office:value="43850.1899286284" calcext:value-type="currency">
            <text:p>43 850,19 ₽</text:p>
          </table:table-cell>
          <table:table-cell table:style-name="ce65" table:number-columns-repeated="3"/>
        </table:table-row>
        <table:table-row table:style-name="ro8">
          <table:table-cell table:style-name="ce41" office:value-type="string" calcext:value-type="string">
            <text:p>Сложность заказа (по шкале от 1 до 10)</text:p>
          </table:table-cell>
          <table:table-cell table:style-name="ce207" table:formula="of:=[$'Коммерческое предложение'.C4]" office:value-type="float" office:value="5" calcext:value-type="float">
            <text:p>5,00</text:p>
          </table:table-cell>
          <table:table-cell table:style-name="ce215" table:formula="of:=[.B8]" office:value-type="float" office:value="5" calcext:value-type="float">
            <text:p>5,00</text:p>
          </table:table-cell>
          <table:table-cell table:number-columns-repeated="3"/>
          <table:table-cell table:style-name="ce32"/>
          <table:table-cell table:number-columns-repeated="8"/>
        </table:table-row>
        <table:table-row table:style-name="ro1">
          <table:table-cell table:style-name="ce41"/>
          <table:table-cell table:style-name="ce41" office:value-type="string" calcext:value-type="string">
            <text:p>Оценочная</text:p>
          </table:table-cell>
          <table:table-cell table:style-name="ce41" office:value-type="string" calcext:value-type="string">
            <text:p>По факту</text:p>
          </table:table-cell>
          <table:table-cell table:number-columns-repeated="3"/>
          <table:table-cell table:style-name="ce32"/>
          <table:table-cell table:number-columns-repeated="8"/>
        </table:table-row>
        <table:table-row table:style-name="ro8">
          <table:table-cell table:style-name="ce41" office:value-type="string" calcext:value-type="string">
            <text:p>Трудоемкость на выполнение заказа, полных рабочих дней</text:p>
          </table:table-cell>
          <table:table-cell table:style-name="ce50" table:formula="of:=([.B12]/[$'Операционные затраты (на владение)'.C22]*10*(1-[.B26]-[.B29]))" office:value-type="float" office:value="5.49120020698657" calcext:value-type="float">
            <text:p>5,49</text:p>
          </table:table-cell>
          <table:table-cell table:style-name="ce216" table:formula="of:=([.C12]/[$'Операционные затраты (на владение)'.C22]*10*(1-[.B26]-[.B29]))" office:value-type="float" office:value="7.26720123101362" calcext:value-type="float">
            <text:p>7,27</text:p>
          </table:table-cell>
          <table:table-cell table:number-columns-repeated="9"/>
          <table:table-cell table:style-name="ce65" table:number-columns-repeated="3"/>
        </table:table-row>
        <table:table-row table:style-name="ro1">
          <table:table-cell table:style-name="ce41" table:number-columns-repeated="6"/>
          <table:table-cell table:style-name="ce75"/>
          <table:table-cell table:style-name="ce41" table:number-columns-repeated="5"/>
          <table:table-cell table:style-name="ce65" table:number-columns-repeated="3"/>
        </table:table-row>
        <table:table-row table:style-name="ro9">
          <table:table-cell table:style-name="ce41" office:value-type="string" calcext:value-type="string">
            <text:p>Максимально допустимая себестоимость материалов и расходников</text:p>
          </table:table-cell>
          <table:table-cell table:style-name="ce52" table:formula="of:==([.I7]/(([.C4]+[.E4]+[.G4])/[.C4])*(1-[.B24]-[.B27]))*(1-[.$H12])/(1+[.$E$1])/(1+[.$E$1])" office:value-type="currency" office:currency="RUB" office:value="140544.235123243" calcext:value-type="currency">
            <text:p>140 544,24 ₽</text:p>
          </table:table-cell>
          <table:table-cell table:style-name="ce68" office:value-type="currency" office:currency="RUB" office:value="186000" calcext:value-type="currency">
            <text:p>186 000,00 ₽</text:p>
          </table:table-cell>
          <table:table-cell table:style-name="ce68"/>
          <table:table-cell table:style-name="ce73" table:formula="of:=([.C12]+[.D12])*(1+[.$E$1])" office:value-type="currency" office:currency="RUB" office:value="189720" calcext:value-type="currency">
            <text:p>189 720,00 ₽</text:p>
          </table:table-cell>
          <table:table-cell table:style-name="ce74" table:formula="of:=[.I12]*(1-[.$H12])" office:value-type="currency" office:currency="RUB" office:value="340965.259483927" calcext:value-type="currency">
            <text:p>340 965,26 ₽</text:p>
          </table:table-cell>
          <table:table-cell table:style-name="ce74" table:formula="of:=[.J12]*(1-[.$H12])" office:value-type="currency" office:currency="RUB" office:value="0" calcext:value-type="currency">
            <text:p>0,00 ₽</text:p>
          </table:table-cell>
          <table:table-cell table:style-name="ce76" office:value-type="percentage" office:value="0.06" calcext:value-type="percentage">
            <text:p>6,00%</text:p>
          </table:table-cell>
          <table:table-cell table:style-name="ce78" table:formula="of:=([.I7]-SUM([.I13:.I14];[.I16];[.I18:.I22]))*(1-[.B24]-[.B27])" office:value-type="currency" office:currency="RUB" office:value="362728.999450986" calcext:value-type="currency">
            <text:p>362 729,00 ₽</text:p>
          </table:table-cell>
          <table:table-cell table:style-name="ce69" table:formula="of:=IF([.$D$7]=0;0;['Коммерческое предложение'.$C$22]*([.D12])/[.$D$7])" office:value-type="currency" office:currency="RUB" office:value="0" calcext:value-type="currency">
            <text:p>0,00 ₽</text:p>
          </table:table-cell>
          <table:table-cell table:style-name="ce69" table:formula="of:=[.E12]/(1-[.H12])" office:value-type="currency" office:currency="RUB" office:value="201829.787234043" calcext:value-type="currency">
            <text:p>201 829,79 ₽</text:p>
          </table:table-cell>
          <table:table-cell table:style-name="ce80"/>
          <table:table-cell table:style-name="ce65" table:number-columns-repeated="3"/>
        </table:table-row>
        <table:table-row-group>
          <table:table-row table:style-name="ro1">
            <table:table-cell table:style-name="ce42" office:value-type="string" calcext:value-type="string">
              <text:p>Себестоимость использования инструмента</text:p>
            </table:table-cell>
            <table:table-cell table:style-name="ce52" table:formula="of:=[.F13]/(1+[.$E$1])/(1+[.$E$1])" office:value-type="currency" office:currency="RUB" office:value="65101.5478452694" calcext:value-type="currency">
              <text:p>65 101,55 ₽</text:p>
            </table:table-cell>
            <table:table-cell table:style-name="ce218" table:formula="of:=([.C10]*[$'Операционные затраты (на владение)'.C15]/10-[.C14])*(1+[.$E$1])" office:value-type="currency" office:currency="RUB" office:value="96405.8666666671" calcext:value-type="currency">
              <text:p>96 405,87 ₽</text:p>
            </table:table-cell>
            <table:table-cell table:style-name="ce68"/>
            <table:table-cell table:style-name="ce73" table:formula="of:=([.C13]+[.D13])*(1+[.$E$1])" office:value-type="currency" office:currency="RUB" office:value="98333.9840000005" calcext:value-type="currency">
              <text:p>98 333,98 ₽</text:p>
            </table:table-cell>
            <table:table-cell table:style-name="ce74" table:formula="of:=[.I13]*(1-[.$H13])" office:value-type="currency" office:currency="RUB" office:value="67731.6503782183" calcext:value-type="currency">
              <text:p>67 731,65 ₽</text:p>
            </table:table-cell>
            <table:table-cell table:style-name="ce74" table:formula="of:=[.J13]*(1-[.H13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[$'Операционные затраты (на владение)'.C15]/10-[.I14])" office:value-type="currency" office:currency="RUB" office:value="72054.9472108706" calcext:value-type="currency">
              <text:p>72 054,95 ₽</text:p>
            </table:table-cell>
            <table:table-cell table:style-name="ce69" table:formula="of:=IF([.$D$7]=0;0;['Коммерческое предложение'.$C$22]*([.D13])/[.$D$7])" office:value-type="currency" office:currency="RUB" office:value="0" calcext:value-type="currency">
              <text:p>0,00 ₽</text:p>
            </table:table-cell>
            <table:table-cell table:style-name="ce69" table:formula="of:=[.E13]/(1-[.H13])" office:value-type="currency" office:currency="RUB" office:value="104610.621276596" calcext:value-type="currency">
              <text:p>104 610,62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3" office:value-type="string" calcext:value-type="string">
              <text:p>Отложить на легализацию и оплату используемого ПО</text:p>
            </table:table-cell>
            <table:table-cell table:style-name="ce52" table:formula="of:=[.F14]/(1+[.$E$1])/(1+[.$E$1])" office:value-type="currency" office:currency="RUB" office:value="28805.9946218005" calcext:value-type="currency">
              <text:p>28 805,99 ₽</text:p>
            </table:table-cell>
            <table:table-cell table:style-name="ce218" table:formula="of:=([.C10]*[$'Операционные затраты (на владение)'.C24])*(1+[.$E$1])" office:value-type="currency" office:currency="RUB" office:value="43038.3333333334" calcext:value-type="currency">
              <text:p>43 038,33 ₽</text:p>
            </table:table-cell>
            <table:table-cell table:style-name="ce68"/>
            <table:table-cell table:style-name="ce73" table:formula="of:=([.C14]+[.D14])*(1+[.$E$1])" office:value-type="currency" office:currency="RUB" office:value="43899.1000000001" calcext:value-type="currency">
              <text:p>43 899,10 ₽</text:p>
            </table:table-cell>
            <table:table-cell table:style-name="ce74" table:formula="of:=[.I14]*(1-[.$H14])" office:value-type="currency" office:currency="RUB" office:value="29969.7568045213" calcext:value-type="currency">
              <text:p>29 969,76 ₽</text:p>
            </table:table-cell>
            <table:table-cell table:style-name="ce74" table:formula="of:=[.J14]*(1-[.H14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[$'Операционные затраты (на владение)'.C24])" office:value-type="currency" office:currency="RUB" office:value="31882.7200048099" calcext:value-type="currency">
              <text:p>31 882,72 ₽</text:p>
            </table:table-cell>
            <table:table-cell table:style-name="ce69" table:formula="of:=IF([.$D$7]=0;0;['Коммерческое предложение'.$C$22]*([.D14])/[.$D$7])" office:value-type="currency" office:currency="RUB" office:value="0" calcext:value-type="currency">
              <text:p>0,00 ₽</text:p>
            </table:table-cell>
            <table:table-cell table:style-name="ce69" table:formula="of:=[.E14]/(1-[.H14])" office:value-type="currency" office:currency="RUB" office:value="46701.170212766" calcext:value-type="currency">
              <text:p>46 701,17 ₽</text:p>
            </table:table-cell>
            <table:table-cell table:style-name="ce80"/>
            <table:table-cell table:style-name="ce65" table:number-columns-repeated="3"/>
          </table:table-row>
          <table:table-row table:style-name="ro9">
            <table:table-cell table:style-name="ce43" office:value-type="string" calcext:value-type="string">
              <text:p>Запас на гарантийные обязательства, брак, ремонт, исправления, переделки</text:p>
            </table:table-cell>
            <table:table-cell table:style-name="ce52" table:formula="of:=[.F15]/(1+[.$E$1])/(1+[.$E$1])" office:value-type="currency" office:currency="RUB" office:value="46817.8804146656" calcext:value-type="currency">
              <text:p>46 817,88 ₽</text:p>
            </table:table-cell>
            <table:table-cell table:style-name="ce218" table:formula="of:=([.C12]/(1-[.B24]-[.B27])*[.B24])*(1+[.$E$1])" office:value-type="currency" office:currency="RUB" office:value="27102.8571428571" calcext:value-type="currency">
              <text:p>27 102,86 ₽</text:p>
            </table:table-cell>
            <table:table-cell table:style-name="ce68"/>
            <table:table-cell table:style-name="ce73" table:formula="of:=([.C15]+[.D15])*(1+[.$E$1])" office:value-type="currency" office:currency="RUB" office:value="27644.9142857142" calcext:value-type="currency">
              <text:p>27 644,91 ₽</text:p>
            </table:table-cell>
            <table:table-cell table:style-name="ce74" table:formula="of:=[.I15]*(1-[.$H15])" office:value-type="currency" office:currency="RUB" office:value="48709.3227834181" calcext:value-type="currency">
              <text:p>48 709,32 ₽</text:p>
            </table:table-cell>
            <table:table-cell table:style-name="ce74" table:formula="of:=[.J15]*(1-[.H15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I12]/(1-[.B24]-[.B27])*[.B24])" office:value-type="currency" office:currency="RUB" office:value="51818.428492998" calcext:value-type="currency">
              <text:p>51 818,43 ₽</text:p>
            </table:table-cell>
            <table:table-cell table:style-name="ce69" table:formula="of:=IF([.$D$7]=0;0;['Коммерческое предложение'.$C$22]*([.D15])/[.$D$7])" office:value-type="currency" office:currency="RUB" office:value="0" calcext:value-type="currency">
              <text:p>0,00 ₽</text:p>
            </table:table-cell>
            <table:table-cell table:style-name="ce69" table:formula="of:=[.E15]/(1-[.H15])" office:value-type="currency" office:currency="RUB" office:value="29409.4832826747" calcext:value-type="currency">
              <text:p>29 409,48 ₽</text:p>
            </table:table-cell>
            <table:table-cell table:style-name="ce80"/>
            <table:table-cell table:number-columns-repeated="3"/>
          </table:table-row>
          <table:table-row table:style-name="ro1">
            <table:table-cell table:style-name="ce43" office:value-type="string" calcext:value-type="string">
              <text:p>Запас на ремонт оборудования и покупку запчастей</text:p>
            </table:table-cell>
            <table:table-cell table:style-name="ce52" table:formula="of:=[.F16]/(1+[.$E$1])/(1+[.$E$1])" office:value-type="currency" office:currency="RUB" office:value="13415.3632095814" calcext:value-type="currency">
              <text:p>13 415,36 ₽</text:p>
            </table:table-cell>
            <table:table-cell table:style-name="ce218" table:formula="of:=(([.C13]+[.C14])/(1-[.B25]-[.B28])*[.B25])*(1+[.$E$1])" office:value-type="currency" office:currency="RUB" office:value="20319.012" calcext:value-type="currency">
              <text:p>20 319,01 ₽</text:p>
            </table:table-cell>
            <table:table-cell table:style-name="ce68"/>
            <table:table-cell table:style-name="ce73" table:formula="of:=([.C16]+[.D16])*(1+[.$E$1])" office:value-type="currency" office:currency="RUB" office:value="20725.39224" calcext:value-type="currency">
              <text:p>20 725,39 ₽</text:p>
            </table:table-cell>
            <table:table-cell table:style-name="ce74" table:formula="of:=[.I16]*(1-[.$H16])" office:value-type="currency" office:currency="RUB" office:value="13957.3438832485" calcext:value-type="currency">
              <text:p>13 957,34 ₽</text:p>
            </table:table-cell>
            <table:table-cell table:style-name="ce74" table:formula="of:=[.J16]*(1-[.H16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([.I13]+[.I14])/(1-[.B25]-[.B28])*[.B25])" office:value-type="currency" office:currency="RUB" office:value="14848.2381736686" calcext:value-type="currency">
              <text:p>14 848,24 ₽</text:p>
            </table:table-cell>
            <table:table-cell table:style-name="ce69" table:formula="of:=IF([.$D$7]=0;0;['Коммерческое предложение'.$C$22]*([.D16])/[.$D$7])" office:value-type="currency" office:currency="RUB" office:value="0" calcext:value-type="currency">
              <text:p>0,00 ₽</text:p>
            </table:table-cell>
            <table:table-cell table:style-name="ce69" table:formula="of:=[.E16]/(1-[.H16])" office:value-type="currency" office:currency="RUB" office:value="22048.2896170213" calcext:value-type="currency">
              <text:p>22 048,29 ₽</text:p>
            </table:table-cell>
            <table:table-cell table:style-name="ce80"/>
            <table:table-cell table:number-columns-repeated="3"/>
          </table:table-row>
          <table:table-row table:style-name="ro9">
            <table:table-cell table:style-name="ce43" office:value-type="string" calcext:value-type="string">
              <text:p>На развитие производства (новое оборудование, ПО, расширение)</text:p>
            </table:table-cell>
            <table:table-cell table:style-name="ce52" table:formula="of:=[.F17]/(1+[.$E$1])/(1+[.$E$1])" office:value-type="currency" office:currency="RUB" office:value="46817.8804146656" calcext:value-type="currency">
              <text:p>46 817,88 ₽</text:p>
            </table:table-cell>
            <table:table-cell table:style-name="ce218" table:formula="of:=([.C12]/(1-[.B24]-[.B27])*[.B27])*(1+[.$E$1])" office:value-type="currency" office:currency="RUB" office:value="27102.8571428571" calcext:value-type="currency">
              <text:p>27 102,86 ₽</text:p>
            </table:table-cell>
            <table:table-cell table:style-name="ce68"/>
            <table:table-cell table:style-name="ce73" table:formula="of:=([.C17]+[.D17])*(1+[.$E$1])" office:value-type="currency" office:currency="RUB" office:value="27644.9142857142" calcext:value-type="currency">
              <text:p>27 644,91 ₽</text:p>
            </table:table-cell>
            <table:table-cell table:style-name="ce74" table:formula="of:=[.I17]*(1-[.$H17])" office:value-type="currency" office:currency="RUB" office:value="48709.3227834181" calcext:value-type="currency">
              <text:p>48 709,32 ₽</text:p>
            </table:table-cell>
            <table:table-cell table:style-name="ce74" table:formula="of:=[.J17]*(1-[.H17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I12]/(1-[.B24]-[.B27])*[.B27])" office:value-type="currency" office:currency="RUB" office:value="51818.428492998" calcext:value-type="currency">
              <text:p>51 818,43 ₽</text:p>
            </table:table-cell>
            <table:table-cell table:style-name="ce69" table:formula="of:=IF([.$D$7]=0;0;['Коммерческое предложение'.$C$22]*([.D17])/[.$D$7])" office:value-type="currency" office:currency="RUB" office:value="0" calcext:value-type="currency">
              <text:p>0,00 ₽</text:p>
            </table:table-cell>
            <table:table-cell table:style-name="ce69" table:formula="of:=[.E17]/(1-[.H17])" office:value-type="currency" office:currency="RUB" office:value="29409.4832826747" calcext:value-type="currency">
              <text:p>29 409,48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3" office:value-type="string" calcext:value-type="string">
              <text:p>На обучение работе с оборудованием и ПО</text:p>
            </table:table-cell>
            <table:table-cell table:style-name="ce52" table:formula="of:=[.F18]/(1+[.$E$1])/(1+[.$E$1])" office:value-type="currency" office:currency="RUB" office:value="13415.3632095814" calcext:value-type="currency">
              <text:p>13 415,36 ₽</text:p>
            </table:table-cell>
            <table:table-cell table:style-name="ce218" table:formula="of:=(([.C13]+[.C14])/(1-[.B25]-[.B28])*[.B28])*(1+[.$E$1])" office:value-type="currency" office:currency="RUB" office:value="20319.012" calcext:value-type="currency">
              <text:p>20 319,01 ₽</text:p>
            </table:table-cell>
            <table:table-cell table:style-name="ce68"/>
            <table:table-cell table:style-name="ce73" table:formula="of:=([.C18]+[.D18])*(1+[.$E$1])" office:value-type="currency" office:currency="RUB" office:value="20725.39224" calcext:value-type="currency">
              <text:p>20 725,39 ₽</text:p>
            </table:table-cell>
            <table:table-cell table:style-name="ce74" table:formula="of:=[.I18]*(1-[.$H18])" office:value-type="currency" office:currency="RUB" office:value="13957.3438832485" calcext:value-type="currency">
              <text:p>13 957,34 ₽</text:p>
            </table:table-cell>
            <table:table-cell table:style-name="ce74" table:formula="of:=[.J18]*(1-[.H18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([.I13]+[.I14])/(1-[.B25]-[.B28])*[.B28])" office:value-type="currency" office:currency="RUB" office:value="14848.2381736686" calcext:value-type="currency">
              <text:p>14 848,24 ₽</text:p>
            </table:table-cell>
            <table:table-cell table:style-name="ce69" table:formula="of:=IF([.$D$7]=0;0;['Коммерческое предложение'.$C$22]*([.D18])/[.$D$7])" office:value-type="currency" office:currency="RUB" office:value="0" calcext:value-type="currency">
              <text:p>0,00 ₽</text:p>
            </table:table-cell>
            <table:table-cell table:style-name="ce69" table:formula="of:=[.E18]/(1-[.H18])" office:value-type="currency" office:currency="RUB" office:value="22048.2896170213" calcext:value-type="currency">
              <text:p>22 048,29 ₽</text:p>
            </table:table-cell>
            <table:table-cell table:style-name="ce80"/>
            <table:table-cell table:style-name="ce65" table:number-columns-repeated="3"/>
          </table:table-row>
          <table:table-row table:style-name="ro10">
            <table:table-cell table:style-name="ce43" office:value-type="string" calcext:value-type="string">
              <text:p>Премии работникам: Риски по срокам исполнения (изменение исходных данных, брак, непредвиденные обстоятельства)</text:p>
            </table:table-cell>
            <table:table-cell table:style-name="ce52" table:formula="of:=IF([.$E$2]&lt;100%; [.F19]/(1-[.$E$2])/(1+[.$E$1]);0)*MIN(2;[.B8]/5)" office:value-type="currency" office:currency="RUB" office:value="0" calcext:value-type="currency">
              <text:p>0,00 ₽</text:p>
            </table:table-cell>
            <table:table-cell table:style-name="ce218" table:formula="of:=([.C10]*(1-[.B26]-[.B29])*([$'Операционные затраты (на владение)'.C22]/10)*[.B26])*(1+[.$E$1])*MIN(2;[.B8]/5)*MIN(2;[.C8]/5)" office:value-type="currency" office:currency="RUB" office:value="12752.0987654321" calcext:value-type="currency">
              <text:p>12 752,10 ₽</text:p>
            </table:table-cell>
            <table:table-cell table:style-name="ce68"/>
            <table:table-cell table:style-name="ce73" table:formula="of:=([.C19]+[.D19])*(1+[.$E$1])" office:value-type="currency" office:currency="RUB" office:value="13007.1407407407" calcext:value-type="currency">
              <text:p>13 007,14 ₽</text:p>
            </table:table-cell>
            <table:table-cell table:style-name="ce74" table:formula="of:=[.I19]*(1-[.$H19])" office:value-type="currency" office:currency="RUB" office:value="0" calcext:value-type="currency">
              <text:p>0,00 ₽</text:p>
            </table:table-cell>
            <table:table-cell table:style-name="ce74" table:formula="of:=[.J19]*(1-[.H19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6]-[.B29])*([$'Операционные затраты (на владение)'.C22]/10)*[.B26])*(1-[.$E$2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19])/[.$D$7])" office:value-type="currency" office:currency="RUB" office:value="0" calcext:value-type="currency">
              <text:p>0,00 ₽</text:p>
            </table:table-cell>
            <table:table-cell table:style-name="ce69" table:formula="of:=[.E19]/(1-[.H19])" office:value-type="currency" office:currency="RUB" office:value="13837.3837667455" calcext:value-type="currency">
              <text:p>13 837,38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3" office:value-type="string" calcext:value-type="string">
              <text:p>Работникам на отпуск, отдых, лечение</text:p>
            </table:table-cell>
            <table:table-cell table:style-name="ce52" table:formula="of:=IF([.$E$2]&lt;100%; [.F20]/(1-[.$E$2])/(1+[.$E$1]);0)*MIN(2;[.B8]/5)" office:value-type="currency" office:currency="RUB" office:value="0" calcext:value-type="currency">
              <text:p>0,00 ₽</text:p>
            </table:table-cell>
            <table:table-cell table:style-name="ce218" table:formula="of:=([.C10]*(1-[.B26]-[.B29])*([$'Операционные затраты (на владение)'.C22]/10)*[.B29])*(1+[.$E$1])*MIN(2;[.C8]/5)" office:value-type="currency" office:currency="RUB" office:value="12752.0987654321" calcext:value-type="currency">
              <text:p>12 752,10 ₽</text:p>
            </table:table-cell>
            <table:table-cell table:style-name="ce68"/>
            <table:table-cell table:style-name="ce73" table:formula="of:=([.C20]+[.D20])*(1+[.$E$1])" office:value-type="currency" office:currency="RUB" office:value="13007.1407407407" calcext:value-type="currency">
              <text:p>13 007,14 ₽</text:p>
            </table:table-cell>
            <table:table-cell table:style-name="ce74" table:formula="of:=[.I20]*(1-[.$H20])" office:value-type="currency" office:currency="RUB" office:value="0" calcext:value-type="currency">
              <text:p>0,00 ₽</text:p>
            </table:table-cell>
            <table:table-cell table:style-name="ce74" table:formula="of:=[.J20]*(1-[.H20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6]-[.B29])*([$'Операционные затраты (на владение)'.C22]/10)*[.B29])*(1-[.$E$2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20])/[.$D$7])" office:value-type="currency" office:currency="RUB" office:value="0" calcext:value-type="currency">
              <text:p>0,00 ₽</text:p>
            </table:table-cell>
            <table:table-cell table:style-name="ce69" table:formula="of:=[.E20]/(1-[.H20])" office:value-type="currency" office:currency="RUB" office:value="13837.3837667455" calcext:value-type="currency">
              <text:p>13 837,38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3" office:value-type="string" calcext:value-type="string">
              <text:p>Денег на оплату работ специалистов (на руки):</text:p>
            </table:table-cell>
            <table:table-cell table:style-name="ce52" table:formula="of:=IF([.$E$2]&lt;100%; [.F21]/(1-[.$E$2])/(1+[.$E$1]);0)*MIN(2;[.B8]/5)" office:value-type="currency" office:currency="RUB" office:value="0" calcext:value-type="currency">
              <text:p>0,00 ₽</text:p>
            </table:table-cell>
            <table:table-cell table:style-name="ce219" table:formula="of:=([.C10]*([$'Операционные затраты (на владение)'.C22]/10))*(1+[.$E$1])*MIN(2;[.C8]/5)" office:value-type="currency" office:currency="RUB" office:value="147560" calcext:value-type="currency">
              <text:p>147 560,00 ₽</text:p>
            </table:table-cell>
            <table:table-cell table:style-name="ce68"/>
            <table:table-cell table:style-name="ce73" table:formula="of:=([.C21]+[.D21])*(1+[.$E$1])" office:value-type="currency" office:currency="RUB" office:value="150511.2" calcext:value-type="currency">
              <text:p>150 511,20 ₽</text:p>
            </table:table-cell>
            <table:table-cell table:style-name="ce74" table:formula="of:=[.I21]*(1-[.$H21])" office:value-type="currency" office:currency="RUB" office:value="0" calcext:value-type="currency">
              <text:p>0,00 ₽</text:p>
            </table:table-cell>
            <table:table-cell table:style-name="ce74" table:formula="of:=[.J21]*(1-[.H21])" office:value-type="currency" office:currency="RUB" office:value="0" calcext:value-type="currency">
              <text:p>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9" table:formula="of:=([.B10]*([$'Операционные затраты (на владение)'.C22]/10))*(1-[.$E$2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21])/[.$D$7])" office:value-type="currency" office:currency="RUB" office:value="0" calcext:value-type="currency">
              <text:p>0,00 ₽</text:p>
            </table:table-cell>
            <table:table-cell table:style-name="ce69" table:formula="of:=[.E21]/(1-[.H21])" office:value-type="currency" office:currency="RUB" office:value="160118.297872341" calcext:value-type="currency">
              <text:p>160 118,30 ₽</text:p>
            </table:table-cell>
            <table:table-cell table:style-name="ce80"/>
            <table:table-cell table:style-name="ce65" table:number-columns-repeated="3"/>
          </table:table-row>
          <table:table-row table:style-name="ro9">
            <table:table-cell table:style-name="ce43" office:value-type="string" calcext:value-type="string">
              <text:p>Погрешность (залог, выброшено, потеряно, украли, благотворительность, на погоду и т. д.)</text:p>
            </table:table-cell>
            <table:table-cell table:style-name="ce52" table:formula="of:=[.F22]/(1+[.$E$1])/(1+[.$E$1])*MIN(2;[.B8]/5)" office:value-type="currency" office:currency="RUB" office:value="0" calcext:value-type="currency">
              <text:p>0,00 ₽</text:p>
            </table:table-cell>
            <table:table-cell table:style-name="ce69" office:value-type="currency" office:currency="RUB" office:value="0" calcext:value-type="currency">
              <text:p>0,00 ₽</text:p>
            </table:table-cell>
            <table:table-cell table:style-name="ce69" office:value-type="currency" office:currency="RUB" office:value="3" calcext:value-type="currency">
              <text:p>3,00 ₽</text:p>
            </table:table-cell>
            <table:table-cell table:style-name="ce73" table:formula="of:=([.C22]+[.D22])*(1-[.$E$2])*(1+[.$E$1])" office:value-type="currency" office:currency="RUB" office:value="0" calcext:value-type="currency">
              <text:p>0,00 ₽</text:p>
            </table:table-cell>
            <table:table-cell table:style-name="ce74" table:formula="of:=[.I22]*(1-[.$H22])" office:value-type="currency" office:currency="RUB" office:value="0" calcext:value-type="currency">
              <text:p>0,00 ₽</text:p>
            </table:table-cell>
            <table:table-cell table:style-name="ce74" table:formula="of:=[.J22]*(1-[.H22])" office:value-type="currency" office:currency="RUB" office:value="41360" calcext:value-type="currency">
              <text:p>41 360,00 ₽</text:p>
            </table:table-cell>
            <table:table-cell table:style-name="ce76" office:value-type="percentage" office:value="0.06" calcext:value-type="percentage">
              <text:p>6,00%</text:p>
            </table:table-cell>
            <table:table-cell table:style-name="ce78" table:formula="of:=([.B10]*(1-[.B27]-[.B30])*([$'Операционные затраты (на владение)'.C23]/10)*[.B30])*(1-[.$E$2])*(1+[.$E$1])" office:value-type="currency" office:currency="RUB" office:value="0" calcext:value-type="currency">
              <text:p>0,00 ₽</text:p>
            </table:table-cell>
            <table:table-cell table:style-name="ce69" table:formula="of:=IF([.$D$7]=0;0;['Коммерческое предложение'.$C$22]*([.D22])/[.$D$7])" office:value-type="currency" office:currency="RUB" office:value="44000" calcext:value-type="currency">
              <text:p>44 000,00 ₽</text:p>
            </table:table-cell>
            <table:table-cell table:style-name="ce69" table:formula="of:=[.E22]/(1-[.H22])" office:value-type="currency" office:currency="RUB" office:value="0" calcext:value-type="currency">
              <text:p>0,00 ₽</text:p>
            </table:table-cell>
            <table:table-cell table:style-name="ce80"/>
            <table:table-cell table:style-name="ce65" table:number-columns-repeated="3"/>
          </table:table-row>
          <table:table-row table:style-name="ro1">
            <table:table-cell table:style-name="ce44" table:number-columns-repeated="12"/>
            <table:table-cell table:style-name="ce65" table:number-columns-repeated="3"/>
          </table:table-row>
          <table:table-row-group table:display="false">
            <table:table-row table:style-name="ro9" table:visibility="collapse">
              <table:table-cell table:style-name="ce45" office:value-type="string" calcext:value-type="string">
                <text:p>(1) Риски по материалам, % от стоимости материалов (на переделку, брак и непредвиденные расходы)</text:p>
              </table:table-cell>
              <table:table-cell table:style-name="ce53" table:formula="of:=[$'Состав работ, выплаты, расходы'.B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0" table:visibility="collapse">
              <table:table-cell table:style-name="ce45" office:value-type="string" calcext:value-type="string">
                <text:p>(2) Риски по инструментам, % от стоимости владения оборудованием на период работ (на ремонт, <text:s text:c="2"/>комплектующие и страховку)</text:p>
              </table:table-cell>
              <table:table-cell table:style-name="ce53" table:formula="of:=[$'Состав работ, выплаты, расходы'.C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9" table:visibility="collapse">
              <table:table-cell table:style-name="ce45" office:value-type="string" calcext:value-type="string">
                <text:p>(3) Риски по срокам, % от стоимости работ (на переделки, исправление ошибок)</text:p>
              </table:table-cell>
              <table:table-cell table:style-name="ce53" table:formula="of:=[$'Состав работ, выплаты, расходы'.E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 table:visibility="collapse">
              <table:table-cell table:style-name="ce45" office:value-type="string" calcext:value-type="string">
                <text:p>(1) Развитие фирмы, % от стоимости материалов</text:p>
              </table:table-cell>
              <table:table-cell table:style-name="ce53" table:formula="of:=[$'Состав работ, выплаты, расходы'.B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 table:visibility="collapse">
              <table:table-cell table:style-name="ce45" office:value-type="string" calcext:value-type="string">
                <text:p>(2) Развитие сотрудников, % от стоимости оборудования</text:p>
              </table:table-cell>
              <table:table-cell table:style-name="ce53" table:formula="of:=[$'Состав работ, выплаты, расходы'.C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  <table:table-row table:style-name="ro1" table:visibility="collapse">
              <table:table-cell table:style-name="ce45" office:value-type="string" calcext:value-type="string">
                <text:p>(3) Укрепление команды, % от стоимости работ</text:p>
              </table:table-cell>
              <table:table-cell table:style-name="ce53" table:formula="of:=[$'Состав работ, выплаты, расходы'.E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number-columns-repeated="10"/>
              <table:table-cell table:style-name="ce65" table:number-columns-repeated="3"/>
            </table:table-row>
          </table:table-row-group>
        </table:table-row-group>
        <table:table-row table:style-name="ro1" table:number-rows-repeated="31">
          <table:table-cell table:style-name="Default"/>
          <table:table-cell table:number-columns-repeated="11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style-name="ce54" table:number-columns-repeated="11"/>
          <table:table-cell table:style-name="ce65" table:number-columns-repeated="3"/>
        </table:table-row>
        <table:table-row table:style-name="ro1">
          <table:table-cell table:style-name="ce46"/>
          <table:table-cell table:style-name="ce55" table:formula="of:=[.K63]" office:value-type="currency" office:currency="RUB" office:value="0" calcext:value-type="currency">
            <text:p>0,00 ₽</text:p>
          </table:table-cell>
          <table:table-cell table:style-name="ce64" table:number-columns-repeated="10"/>
          <table:table-cell table:style-name="ce81"/>
          <table:table-cell table:style-name="ce65" table:number-columns-repeated="2"/>
        </table:table-row>
        <table:table-row table:style-name="ro1">
          <table:table-cell table:style-name="ce46"/>
          <table:table-cell table:style-name="ce55" table:formula="of:=[.K64]" office:value-type="currency" office:currency="RUB" office:value="0" calcext:value-type="currency">
            <text:p>0,00 ₽</text:p>
          </table:table-cell>
          <table:table-cell table:style-name="ce65" table:number-columns-repeated="10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5]" office:value-type="currency" office:currency="RUB" office:value="0" calcext:value-type="currency">
            <text:p>0,00 ₽</text:p>
          </table:table-cell>
          <table:table-cell table:style-name="ce65" table:number-columns-repeated="10"/>
          <table:table-cell table:style-name="ce81"/>
          <table:table-cell table:style-name="ce65"/>
          <table:table-cell/>
        </table:table-row>
        <table:table-row table:style-name="ro1">
          <table:table-cell table:style-name="ce46"/>
          <table:table-cell table:style-name="ce55" table:formula="of:=[.K66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7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8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style-name="ce55" table:formula="of:=[.K69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style-name="ce55" table:formula="of:=[.K70]" office:value-type="currency" office:currency="RUB" office:value="0" calcext:value-type="currency">
            <text:p>0,00 ₽</text:p>
          </table:table-cell>
          <table:table-cell table:number-columns-repeated="10"/>
          <table:table-cell table:style-name="ce81"/>
          <table:table-cell table:number-columns-repeated="2"/>
        </table:table-row>
        <table:table-row table:style-name="ro1">
          <table:table-cell table:style-name="ce47"/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11"/>
          <table:table-cell table:style-name="ce81"/>
          <table:table-cell table:number-columns-repeated="2"/>
        </table:table-row>
        <table:table-row table:style-name="ro1">
          <table:table-cell table:number-columns-repeated="12"/>
          <table:table-cell table:style-name="ce81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47"/>
          <table:table-cell table:style-name="ce12"/>
          <table:table-cell table:style-name="ce58" table:number-columns-repeated="10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1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Состав работ, выплаты, расходы" table:style-name="ta1"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4" table:default-cell-style-name="Default"/>
        <table:table-column table:style-name="co4" table:visibility="collapse" table:number-columns-repeated="2" table:default-cell-style-name="Default"/>
        <table:table-column table:style-name="co15" table:visibility="collapse" table:default-cell-style-name="Default"/>
        <table:table-column table:style-name="co4" table:visibility="collapse" table:number-columns-repeated="2" table:default-cell-style-name="Default"/>
        <table:table-column table:style-name="co16" table:visibility="collapse" table:default-cell-style-name="Default"/>
        <table:table-column table:style-name="co17" table:default-cell-style-name="ce44"/>
        <table:table-column table:style-name="co18" table:default-cell-style-name="ce44"/>
        <table:table-column table:style-name="co17" table:number-columns-repeated="5" table:default-cell-style-name="ce44"/>
        <table:table-row table:style-name="ro1" table:visibility="collapse">
          <table:table-cell table:style-name="ce82"/>
          <table:table-cell table:formula="of:=SUM([.B3:.B11])" office:value-type="float" office:value="9" calcext:value-type="float">
            <text:p>9</text:p>
          </table:table-cell>
          <table:table-cell table:formula="of:=SUM([.C3:.C11])" office:value-type="float" office:value="9" calcext:value-type="float">
            <text:p>9</text:p>
          </table:table-cell>
          <table:table-cell/>
          <table:table-cell table:formula="of:=SUM([.E3:.E11])" office:value-type="float" office:value="9" calcext:value-type="float">
            <text:p>9</text:p>
          </table:table-cell>
          <table:table-cell table:style-name="ce65"/>
          <table:table-cell table:formula="of:=SUM([.G3:.G11])" office:value-type="float" office:value="9" calcext:value-type="float">
            <text:p>9</text:p>
          </table:table-cell>
          <table:table-cell table:formula="of:=SUMIF([.G3:.G11];1;[.H3:.H11])" office:value-type="float" office:value="9" calcext:value-type="float">
            <text:p>9</text:p>
          </table:table-cell>
          <table:table-cell table:formula="of:=SUMIF([.G3:.G11];1;[.I3:.I11])" office:value-type="float" office:value="9" calcext:value-type="float">
            <text:p>9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83" office:value-type="string" calcext:value-type="string">
            <text:p>Работы</text:p>
          </table:table-cell>
          <table:table-cell table:style-name="ce90" office:value-type="string" calcext:value-type="string">
            <text:p>Материалы и расходники</text:p>
          </table:table-cell>
          <table:table-cell table:style-name="ce90" office:value-type="string" calcext:value-type="string">
            <text:p>Инструмент и инфраструктура</text:p>
          </table:table-cell>
          <table:table-cell table:style-name="ce83" office:value-type="string" calcext:value-type="string">
            <text:p>Выполнение</text:p>
          </table:table-cell>
          <table:table-cell table:style-name="ce41" office:value-type="string" calcext:value-type="string">
            <text:p>Работы</text:p>
          </table:table-cell>
          <table:table-cell table:style-name="ce65"/>
          <table:table-cell table:style-name="ce100" office:value-type="string" calcext:value-type="string">
            <text:p>Себестоимость</text:p>
          </table:table-cell>
          <table:table-cell table:style-name="ce100" office:value-type="string" calcext:value-type="string">
            <text:p>Страховка</text:p>
          </table:table-cell>
          <table:table-cell table:style-name="ce100" office:value-type="string" calcext:value-type="string">
            <text:p>Развитие</text:p>
          </table:table-cell>
          <table:table-cell table:style-name="ce104"/>
          <table:table-cell table:style-name="ce109" office:value-type="string" calcext:value-type="string">
            <text:p>Всего:</text:p>
          </table:table-cell>
          <table:table-cell table:style-name="ce109" table:formula="of:=[$'Список имен'.C6]" office:value-type="string" office:string-value="К" calcext:value-type="string">
            <text:p>К</text:p>
          </table:table-cell>
          <table:table-cell table:style-name="ce109" table:formula="of:=[$'Список имен'.C5]" office:value-type="string" office:string-value="А3" calcext:value-type="string">
            <text:p>А3</text:p>
          </table:table-cell>
          <table:table-cell table:style-name="ce109" table:formula="of:=[$'Список имен'.C4]" office:value-type="string" office:string-value="А2" calcext:value-type="string">
            <text:p>А2</text:p>
          </table:table-cell>
          <table:table-cell table:style-name="ce109" table:formula="of:=[$'Список имен'.C3]" office:value-type="string" office:string-value="А1" calcext:value-type="string">
            <text:p>А1</text:p>
          </table:table-cell>
          <table:table-cell table:style-name="ce109" table:formula="of:=[$'Список имен'.C2]" office:value-type="string" office:string-value="В" calcext:value-type="string">
            <text:p>В</text:p>
          </table:table-cell>
          <table:table-cell table:style-name="ce109" office:value-type="string" calcext:value-type="string">
            <text:p>???</text:p>
          </table:table-cell>
        </table:table-row>
        <table:table-row table:style-name="ro6">
          <table:table-cell table:style-name="ce84" office:value-type="string" calcext:value-type="string">
            <text:p>Поиск и оформление заказов (учитывается после сдачи работ и получения оплаты по заказу)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да</text:p>
          </table:table-cell>
          <table:table-cell table:style-name="ce85" table:formula="of:=IF([.D3]=&quot;нет&quot;;0;1)" office:value-type="float" office:value="1" calcext:value-type="float">
            <text:p>1</text:p>
          </table:table-cell>
          <table:table-cell/>
          <table:table-cell table:style-name="ce101" table:formula="of:=[.E3]" office:value-type="float" office:value="1" calcext:value-type="float">
            <text:p>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32"/>
          <table:table-cell table:style-name="ce85"/>
          <table:table-cell table:style-name="ce116" office:value-type="percentage" office:value="1" calcext:value-type="percentage">
            <text:p>100,00%</text:p>
          </table:table-cell>
          <table:table-cell table:style-name="ce38"/>
          <table:table-cell table:style-name="ce117"/>
          <table:table-cell table:style-name="ce38" table:number-columns-repeated="3"/>
        </table:table-row>
        <table:table-row table:style-name="ro1">
          <table:table-cell table:style-name="ce85" table:formula="of:=[$'Коммерческое предложение'.B8]" office:value-type="string" office:string-value="Разработка (да/нет):" calcext:value-type="string">
            <text:p>Разработка (да/нет):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94" table:formula="of:=[$'Коммерческое предложение'.C8]" office:value-type="string" office:string-value="да" calcext:value-type="string">
            <text:p>да</text:p>
          </table:table-cell>
          <table:table-cell table:style-name="ce85" table:formula="of:=IF([.D4]=&quot;нет&quot;;0;1)" office:value-type="float" office:value="1" calcext:value-type="float">
            <text:p>1</text:p>
          </table:table-cell>
          <table:table-cell/>
          <table:table-cell table:style-name="ce101" table:formula="of:=[.E4]" office:value-type="float" office:value="1" calcext:value-type="float">
            <text:p>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9]" office:value-type="string" office:string-value="Изготовление (да/нет):" calcext:value-type="string">
            <text:p>Изготовление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9]" office:value-type="string" office:string-value="да" calcext:value-type="string">
            <text:p>да</text:p>
          </table:table-cell>
          <table:table-cell table:style-name="ce85" table:formula="of:=IF([.D5]=&quot;нет&quot;;0;1)" office:value-type="float" office:value="1" calcext:value-type="float">
            <text:p>1</text:p>
          </table:table-cell>
          <table:table-cell/>
          <table:table-cell table:style-name="ce101" table:formula="of:=[.E5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0]" office:value-type="string" office:string-value="Проверка (да/нет):" calcext:value-type="string">
            <text:p>Провер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0]" office:value-type="string" office:string-value="да" calcext:value-type="string">
            <text:p>да</text:p>
          </table:table-cell>
          <table:table-cell table:style-name="ce85" table:formula="of:=IF([.D6]=&quot;нет&quot;;0;1)" office:value-type="float" office:value="1" calcext:value-type="float">
            <text:p>1</text:p>
          </table:table-cell>
          <table:table-cell/>
          <table:table-cell table:style-name="ce101" table:formula="of:=[.E6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118" table:number-columns-repeated="2"/>
          <table:table-cell table:style-name="ce116"/>
        </table:table-row>
        <table:table-row table:style-name="ro8">
          <table:table-cell table:style-name="ce85" table:formula="of:=[$'Коммерческое предложение'.B11]" office:value-type="string" office:string-value="Упаковка (да/нет):" calcext:value-type="string">
            <text:p>Упаков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1]" office:value-type="string" office:string-value="да" calcext:value-type="string">
            <text:p>да</text:p>
          </table:table-cell>
          <table:table-cell table:style-name="ce85" table:formula="of:=IF([.D7]=&quot;нет&quot;;0;1)" office:value-type="float" office:value="1" calcext:value-type="float">
            <text:p>1</text:p>
          </table:table-cell>
          <table:table-cell/>
          <table:table-cell table:style-name="ce101" table:formula="of:=[.E7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2]" office:value-type="string" office:string-value="Сборка (да/нет):" calcext:value-type="string">
            <text:p>Сборка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2]" office:value-type="string" office:string-value="да" calcext:value-type="string">
            <text:p>да</text:p>
          </table:table-cell>
          <table:table-cell table:style-name="ce85" table:formula="of:=IF([.D8]=&quot;нет&quot;;0;1)" office:value-type="float" office:value="1" calcext:value-type="float">
            <text:p>1</text:p>
          </table:table-cell>
          <table:table-cell/>
          <table:table-cell table:style-name="ce101" table:formula="of:=[.E8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38" table:number-columns-repeated="2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3]" office:value-type="string" office:string-value="Монтаж (да/нет):" calcext:value-type="string">
            <text:p>Монтаж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3]" office:value-type="string" office:string-value="да" calcext:value-type="string">
            <text:p>да</text:p>
          </table:table-cell>
          <table:table-cell table:style-name="ce85" table:formula="of:=IF([.D9]=&quot;нет&quot;;0;1)" office:value-type="float" office:value="1" calcext:value-type="float">
            <text:p>1</text:p>
          </table:table-cell>
          <table:table-cell/>
          <table:table-cell table:style-name="ce101" table:formula="of:=[.E9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4]" office:value-type="string" office:string-value="Выезд (да/нет):" calcext:value-type="string">
            <text:p>Выезд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4]" office:value-type="string" office:string-value="да" calcext:value-type="string">
            <text:p>да</text:p>
          </table:table-cell>
          <table:table-cell table:style-name="ce85" table:formula="of:=IF([.D10]=&quot;нет&quot;;0;1)" office:value-type="float" office:value="1" calcext:value-type="float">
            <text:p>1</text:p>
          </table:table-cell>
          <table:table-cell/>
          <table:table-cell table:style-name="ce101" table:formula="of:=[.E10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8">
          <table:table-cell table:style-name="ce85" table:formula="of:=[$'Коммерческое предложение'.B15]" office:value-type="string" office:string-value="Годовая гарантия на товар (да/нет):" calcext:value-type="string">
            <text:p>Годовая гарантия на товар (да/нет):</text:p>
          </table:table-cell>
          <table:table-cell table:style-name="ce85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85" table:formula="of:=[$'Коммерческое предложение'.C15]" office:value-type="string" office:string-value="да" calcext:value-type="string">
            <text:p>да</text:p>
          </table:table-cell>
          <table:table-cell table:style-name="ce85" table:formula="of:=IF([.D11]=&quot;нет&quot;;0;1)" office:value-type="float" office:value="1" calcext:value-type="float">
            <text:p>1</text:p>
          </table:table-cell>
          <table:table-cell/>
          <table:table-cell table:style-name="ce101" table:formula="of:=[.E11]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2"/>
          <table:table-cell table:style-name="ce110"/>
          <table:table-cell table:style-name="ce116"/>
          <table:table-cell table:style-name="ce38"/>
          <table:table-cell table:style-name="ce116" office:value-type="percentage" office:value="1" calcext:value-type="percentage">
            <text:p>100,00%</text:p>
          </table:table-cell>
          <table:table-cell table:style-name="ce38"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86" office:value-type="string" calcext:value-type="string">
            <text:p>Выплата по работам:</text:p>
          </table:table-cell>
          <table:table-cell table:style-name="ce91" table:number-columns-repeated="8"/>
          <table:table-cell table:style-name="ce105"/>
          <table:table-cell table:style-name="ce111" table:formula="of:=SUM([.L13:.Q13])" office:value-type="percentage" office:value="1" calcext:value-type="percentage">
            <text:p>100,00%</text:p>
          </table:table-cell>
          <table:table-cell table:style-name="ce111" table:formula="of:=SUM([.L$3:.L$11])/SUM([.$L$3:.$Q$11])" office:value-type="percentage" office:value="0.111111111111111" calcext:value-type="percentage">
            <text:p>11,11%</text:p>
          </table:table-cell>
          <table:table-cell table:style-name="ce111" table:formula="of:=SUM([.M$3:.M$11])/SUM([.$L$3:.$Q$11])" office:value-type="percentage" office:value="0" calcext:value-type="percentage">
            <text:p>0,00%</text:p>
          </table:table-cell>
          <table:table-cell table:style-name="ce111" table:formula="of:=SUM([.N$3:.N$11])/SUM([.$L$3:.$Q$11])" office:value-type="percentage" office:value="0.888888888888889" calcext:value-type="percentage">
            <text:p>88,89%</text:p>
          </table:table-cell>
          <table:table-cell table:style-name="ce111" table:formula="of:=SUM([.O$3:.O$11])/SUM([.$L$3:.$Q$11])" office:value-type="percentage" office:value="0" calcext:value-type="percentage">
            <text:p>0,00%</text:p>
          </table:table-cell>
          <table:table-cell table:style-name="ce111" table:formula="of:=SUM([.P$3:.P$11])/SUM([.$L$3:.$Q$11])" office:value-type="percentage" office:value="0" calcext:value-type="percentage">
            <text:p>0,00%</text:p>
          </table:table-cell>
          <table:table-cell table:style-name="ce111" table:formula="of:=SUM([.Q$3:.Q$11])/SUM([.$L$3:.$Q$11])" office:value-type="percentage" office:value="0" calcext:value-type="percentage">
            <text:p>0,00%</text:p>
          </table:table-cell>
        </table:table-row>
        <table:table-row table:style-name="ro1">
          <table:table-cell table:style-name="ce86" office:value-type="string" calcext:value-type="string">
            <text:p>Себестоимость работ:</text:p>
          </table:table-cell>
          <table:table-cell table:style-name="ce91" table:number-columns-repeated="8"/>
          <table:table-cell table:style-name="ce105"/>
          <table:table-cell table:style-name="ce112" table:formula="of:=[$'Распределение средств по заказу'.B12]" office:value-type="currency" office:currency="RUB" office:value="147560" calcext:value-type="currency">
            <text:p>147 560,00 ₽</text:p>
          </table:table-cell>
          <table:table-cell table:style-name="ce112" table:formula="of:=[.$K14]*[.L13]/[.$K$13]" office:value-type="currency" office:currency="RUB" office:value="16395.5555555555" calcext:value-type="currency">
            <text:p>16 395,56 ₽</text:p>
          </table:table-cell>
          <table:table-cell table:style-name="ce112" table:formula="of:=[.$K14]*[.M13]/[.$K$13]" office:value-type="currency" office:currency="RUB" office:value="0" calcext:value-type="currency">
            <text:p>0,00 ₽</text:p>
          </table:table-cell>
          <table:table-cell table:style-name="ce112" table:formula="of:=[.$K14]*[.N13]/[.$K$13]" office:value-type="currency" office:currency="RUB" office:value="131164.444444445" calcext:value-type="currency">
            <text:p>131 164,44 ₽</text:p>
          </table:table-cell>
          <table:table-cell table:style-name="ce112" table:formula="of:=[.$K14]*[.O13]/[.$K$13]" office:value-type="currency" office:currency="RUB" office:value="0" calcext:value-type="currency">
            <text:p>0,00 ₽</text:p>
          </table:table-cell>
          <table:table-cell table:style-name="ce112" table:formula="of:=[.$K14]*[.P13]/[.$K$13]" office:value-type="currency" office:currency="RUB" office:value="0" calcext:value-type="currency">
            <text:p>0,00 ₽</text:p>
          </table:table-cell>
          <table:table-cell table:style-name="ce112" table:formula="of:=[.$K14]*[.Q13]/[.$K$13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7" office:value-type="string" calcext:value-type="string">
            <text:p>Выплачено</text:p>
          </table:table-cell>
          <table:table-cell table:number-columns-repeated="8"/>
          <table:table-cell table:style-name="ce106"/>
          <table:table-cell table:style-name="ce113" table:number-columns-repeated="7"/>
        </table:table-row>
        <table:table-row table:style-name="ro1">
          <table:table-cell table:style-name="ce87" office:value-type="string" calcext:value-type="string">
            <text:p>Осталось выплатить:</text:p>
          </table:table-cell>
          <table:table-cell table:number-columns-repeated="8"/>
          <table:table-cell table:style-name="ce106"/>
          <table:table-cell table:style-name="ce114" table:formula="of:=SUM([.K14:.K14])-[.K15]" office:value-type="currency" office:currency="RUB" office:value="147560" calcext:value-type="currency">
            <text:p>147 560,00 ₽</text:p>
          </table:table-cell>
          <table:table-cell table:style-name="ce114" table:formula="of:=SUM([.L14:.L14])-[.L15]" office:value-type="currency" office:currency="RUB" office:value="16395.5555555555" calcext:value-type="currency">
            <text:p>16 395,56 ₽</text:p>
          </table:table-cell>
          <table:table-cell table:style-name="ce114" table:formula="of:=SUM([.M14:.M14])-[.M15]" office:value-type="currency" office:currency="RUB" office:value="0" calcext:value-type="currency">
            <text:p>0,00 ₽</text:p>
          </table:table-cell>
          <table:table-cell table:style-name="ce114" table:formula="of:=SUM([.N14:.N14])-[.N15]" office:value-type="currency" office:currency="RUB" office:value="131164.444444445" calcext:value-type="currency">
            <text:p>131 164,44 ₽</text:p>
          </table:table-cell>
          <table:table-cell table:style-name="ce114" table:formula="of:=SUM([.O14:.O14])-[.O15]" office:value-type="currency" office:currency="RUB" office:value="0" calcext:value-type="currency">
            <text:p>0,00 ₽</text:p>
          </table:table-cell>
          <table:table-cell table:style-name="ce114" table:formula="of:=SUM([.P14:.P14])-[.P15]" office:value-type="currency" office:currency="RUB" office:value="0" calcext:value-type="currency">
            <text:p>0,00 ₽</text:p>
          </table:table-cell>
          <table:table-cell table:style-name="ce114" table:formula="of:=SUM([.Q14:.Q14])-[.Q15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7"/>
          <table:table-cell table:number-columns-repeated="8"/>
          <table:table-cell table:style-name="ce106"/>
          <table:table-cell table:style-name="ce115" table:number-columns-repeated="7"/>
        </table:table-row>
        <table:table-row table:style-name="ro1">
          <table:table-cell table:style-name="ce88" office:value-type="string" calcext:value-type="string">
            <text:p>Доп. Расходы по заказу:</text:p>
          </table:table-cell>
          <table:table-cell table:style-name="ce92" table:number-columns-repeated="8"/>
          <table:table-cell table:style-name="ce107"/>
          <table:table-cell table:style-name="ce115" table:formula="of:=SUM([.K19:.K37])" office:value-type="currency" office:currency="RUB" office:value="0" calcext:value-type="currency">
            <text:p>0,00 ₽</text:p>
          </table:table-cell>
          <table:table-cell table:style-name="ce115" table:formula="of:=SUM([.L19:.L37])" office:value-type="currency" office:currency="RUB" office:value="0" calcext:value-type="currency">
            <text:p>0,00 ₽</text:p>
          </table:table-cell>
          <table:table-cell table:style-name="ce115" table:formula="of:=SUM([.M19:.M37])" office:value-type="currency" office:currency="RUB" office:value="0" calcext:value-type="currency">
            <text:p>0,00 ₽</text:p>
          </table:table-cell>
          <table:table-cell table:style-name="ce115" table:formula="of:=SUM([.N19:.N37])" office:value-type="currency" office:currency="RUB" office:value="-2" calcext:value-type="currency">
            <text:p>-2,00 ₽</text:p>
          </table:table-cell>
          <table:table-cell table:style-name="ce115" table:formula="of:=SUM([.O19:.O37])" office:value-type="currency" office:currency="RUB" office:value="-6" calcext:value-type="currency">
            <text:p>-6,00 ₽</text:p>
          </table:table-cell>
          <table:table-cell table:style-name="ce115" table:formula="of:=SUM([.P19:.P37])" office:value-type="currency" office:currency="RUB" office:value="0" calcext:value-type="currency">
            <text:p>0,00 ₽</text:p>
          </table:table-cell>
          <table:table-cell table:style-name="ce115" table:formula="of:=SUM([.Q19:.Q37])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эвакуатор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ремонт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ТО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страховка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замена номеров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медосмотр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9" table:number-columns-repeated="3"/>
          <table:table-cell table:style-name="ce95" office:value-type="string" calcext:value-type="string">
            <text:p>оформление новых прав</text:p>
          </table:table-cell>
          <table:table-cell table:style-name="ce98"/>
          <table:table-cell table:style-name="ce99" table:number-columns-repeated="4"/>
          <table:table-cell table:style-name="ce108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6" office:value-type="string" calcext:value-type="string">
            <text:p>бензин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" office:value-type="string" calcext:value-type="string">
            <text:p>парковка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Распределение средств по заказу" table:style-name="ta1">
        <table:table-column table:style-name="co19" table:default-cell-style-name="ce1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row table:style-name="ro6">
          <table:table-cell table:style-name="ce119" office:value-type="string" calcext:value-type="string">
            <text:p>С учётом вычета налогов</text:p>
          </table:table-cell>
          <table:table-cell table:style-name="ce119" office:value-type="string" calcext:value-type="string">
            <text:p>Выплаты по заказу</text:p>
          </table:table-cell>
          <table:table-cell table:style-name="ce119" office:value-type="string" calcext:value-type="string">
            <text:p>Деньги, полученные с покупателя</text:p>
          </table:table-cell>
          <table:table-cell table:style-name="ce119" office:value-type="string" calcext:value-type="string">
            <text:p>Премиальные</text:p>
          </table:table-cell>
          <table:table-cell table:style-name="ce100"/>
          <table:table-cell table:style-name="ce65" table:number-columns-repeated="2"/>
        </table:table-row>
        <table:table-row table:style-name="ro6">
          <table:table-cell table:style-name="ce119"/>
          <table:table-cell table:style-name="ce119" office:value-type="string" calcext:value-type="string">
            <text:p>Компаньонам для покрытия расходов</text:p>
          </table:table-cell>
          <table:table-cell table:style-name="ce119" office:value-type="string" calcext:value-type="string">
            <text:p>---</text:p>
          </table:table-cell>
          <table:table-cell table:style-name="ce119" office:value-type="string" calcext:value-type="string">
            <text:p>Продавцу</text:p>
          </table:table-cell>
          <table:table-cell table:style-name="ce65" table:number-columns-repeated="3"/>
        </table:table-row>
        <table:table-row table:style-name="ro8">
          <table:table-cell table:style-name="ce41" office:value-type="string" calcext:value-type="string">
            <text:p>Себестоимость материалов и расходников</text:p>
          </table:table-cell>
          <table:table-cell table:style-name="ce124" table:formula="of:=[$'Оценка стоимости заказа'.C12]+[$'Оценка стоимости заказа'.D12]" office:value-type="currency" office:currency="RUB" office:value="186000" calcext:value-type="currency">
            <text:p>186 000,00 ₽</text:p>
          </table:table-cell>
          <table:table-cell table:style-name="ce124" table:formula="of:=[$'Оценка стоимости заказа'.F12]+[$'Оценка стоимости заказа'.G12]" office:value-type="currency" office:currency="RUB" office:value="340965.259483927" calcext:value-type="currency">
            <text:p>340 965,26 ₽</text:p>
          </table:table-cell>
          <table:table-cell table:style-name="ce135" table:formula="of:=[.C3]-[.B3]" office:value-type="currency" office:currency="RUB" office:value="154965.259483927" calcext:value-type="currency">
            <text:p>154 965,26 ₽</text:p>
          </table:table-cell>
          <table:table-cell table:style-name="ce137" office:value-type="string" calcext:value-type="string">
            <text:p>Минус может быть из-за непредвиденных расходов или неверной оценки стоимости материалов</text:p>
          </table:table-cell>
          <table:table-cell table:style-name="ce137"/>
          <table:table-cell table:style-name="ce65"/>
        </table:table-row>
        <table:table-row table:style-name="ro8">
          <table:table-cell table:style-name="ce42" office:value-type="string" calcext:value-type="string">
            <text:p>Себестоимость использования инструмента</text:p>
          </table:table-cell>
          <table:table-cell table:style-name="ce124" table:formula="of:=[$'Оценка стоимости заказа'.C13]+[$'Оценка стоимости заказа'.D13]" office:value-type="currency" office:currency="RUB" office:value="96405.8666666671" calcext:value-type="currency">
            <text:p>96 405,87 ₽</text:p>
          </table:table-cell>
          <table:table-cell table:style-name="ce124" table:formula="of:=[$'Оценка стоимости заказа'.F13]+[$'Оценка стоимости заказа'.G13]" office:value-type="currency" office:currency="RUB" office:value="67731.6503782183" calcext:value-type="currency">
            <text:p>67 731,65 ₽</text:p>
          </table:table-cell>
          <table:table-cell table:style-name="ce135" table:formula="of:=[.C4]-[.B4]" office:value-type="currency" office:currency="RUB" office:value="-28674.2162884488" calcext:value-type="currency">
            <text:p>-28 674,22 ₽</text:p>
          </table:table-cell>
          <table:table-cell table:style-name="ce137" office:value-type="string" calcext:value-type="string">
            <text:p>Минус может быть из-за изменений в сроках работ</text:p>
          </table:table-cell>
          <table:table-cell table:style-name="ce137"/>
          <table:table-cell table:style-name="ce65"/>
        </table:table-row>
        <table:table-row table:style-name="ro8">
          <table:table-cell table:style-name="ce43" office:value-type="string" calcext:value-type="string">
            <text:p>Отложить на покупку и оплату аренды используемого ПО</text:p>
          </table:table-cell>
          <table:table-cell table:style-name="ce124" table:formula="of:=[$'Оценка стоимости заказа'.C14]+[$'Оценка стоимости заказа'.D14]" office:value-type="currency" office:currency="RUB" office:value="43038.3333333334" calcext:value-type="currency">
            <text:p>43 038,33 ₽</text:p>
          </table:table-cell>
          <table:table-cell table:style-name="ce124" table:formula="of:=[$'Оценка стоимости заказа'.F14]+[$'Оценка стоимости заказа'.G14]" office:value-type="currency" office:currency="RUB" office:value="29969.7568045213" calcext:value-type="currency">
            <text:p>29 969,76 ₽</text:p>
          </table:table-cell>
          <table:table-cell table:style-name="ce135" table:formula="of:=[.C5]-[.B5]" office:value-type="currency" office:currency="RUB" office:value="-13068.5765288121" calcext:value-type="currency">
            <text:p>-13 068,58 ₽</text:p>
          </table:table-cell>
          <table:table-cell table:style-name="ce137" table:number-columns-repeated="2"/>
          <table:table-cell table:style-name="ce65"/>
        </table:table-row>
        <table:table-row table:style-name="ro2">
          <table:table-cell table:style-name="ce43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124" table:formula="of:=[$'Оценка стоимости заказа'.C15]+[$'Оценка стоимости заказа'.D15]" office:value-type="currency" office:currency="RUB" office:value="27102.8571428571" calcext:value-type="currency">
            <text:p>27 102,86 ₽</text:p>
          </table:table-cell>
          <table:table-cell table:style-name="ce124" table:formula="of:=[$'Оценка стоимости заказа'.F15]+[$'Оценка стоимости заказа'.G15]" office:value-type="currency" office:currency="RUB" office:value="48709.3227834181" calcext:value-type="currency">
            <text:p>48 709,32 ₽</text:p>
          </table:table-cell>
          <table:table-cell table:style-name="ce135" table:formula="of:=[.C6]-[.B6]" office:value-type="currency" office:currency="RUB" office:value="21606.465640561" calcext:value-type="currency">
            <text:p>21 606,47 ₽</text:p>
          </table:table-cell>
          <table:table-cell table:style-name="ce138" office:value-type="string" calcext:value-type="string">
            <text:p>В копилку на гарантийные обязательства</text:p>
          </table:table-cell>
          <table:table-cell table:style-name="ce138"/>
          <table:table-cell table:style-name="ce65"/>
        </table:table-row>
        <table:table-row table:style-name="ro8">
          <table:table-cell table:style-name="ce43" office:value-type="string" calcext:value-type="string">
            <text:p>Запас на ремонт оборудования и покупку запчастей</text:p>
          </table:table-cell>
          <table:table-cell table:style-name="ce124" table:formula="of:=[$'Оценка стоимости заказа'.C16]+[$'Оценка стоимости заказа'.D16]" office:value-type="currency" office:currency="RUB" office:value="20319.012" calcext:value-type="currency">
            <text:p>20 319,01 ₽</text:p>
          </table:table-cell>
          <table:table-cell table:style-name="ce124" table:formula="of:=[$'Оценка стоимости заказа'.F16]+[$'Оценка стоимости заказа'.G16]" office:value-type="currency" office:currency="RUB" office:value="13957.3438832485" calcext:value-type="currency">
            <text:p>13 957,34 ₽</text:p>
          </table:table-cell>
          <table:table-cell table:style-name="ce135" table:formula="of:=[.C7]-[.B7]" office:value-type="currency" office:currency="RUB" office:value="-6361.66811675155" calcext:value-type="currency">
            <text:p>-6 361,67 ₽</text:p>
          </table:table-cell>
          <table:table-cell table:style-name="ce138" office:value-type="string" calcext:value-type="string">
            <text:p>В копилку на обновление</text:p>
          </table:table-cell>
          <table:table-cell table:style-name="ce138"/>
          <table:table-cell table:style-name="ce65"/>
        </table:table-row>
        <table:table-row table:style-name="ro2">
          <table:table-cell table:style-name="ce43" office:value-type="string" calcext:value-type="string">
            <text:p>На развитие производства (новое оборудование, ПО, расширение)</text:p>
          </table:table-cell>
          <table:table-cell table:style-name="ce124" table:formula="of:=[$'Оценка стоимости заказа'.C17]+[$'Оценка стоимости заказа'.D17]" office:value-type="currency" office:currency="RUB" office:value="27102.8571428571" calcext:value-type="currency">
            <text:p>27 102,86 ₽</text:p>
          </table:table-cell>
          <table:table-cell table:style-name="ce124" table:formula="of:=[$'Оценка стоимости заказа'.F17]+[$'Оценка стоимости заказа'.G17]" office:value-type="currency" office:currency="RUB" office:value="48709.3227834181" calcext:value-type="currency">
            <text:p>48 709,32 ₽</text:p>
          </table:table-cell>
          <table:table-cell table:style-name="ce135" table:formula="of:=[.C8]-[.B8]" office:value-type="currency" office:currency="RUB" office:value="21606.465640561" calcext:value-type="currency">
            <text:p>21 606,47 ₽</text:p>
          </table:table-cell>
          <table:table-cell table:style-name="ce138" office:value-type="string" calcext:value-type="string">
            <text:p>В копилку на развитие</text:p>
          </table:table-cell>
          <table:table-cell table:style-name="ce138"/>
          <table:table-cell table:style-name="ce65"/>
        </table:table-row>
        <table:table-row table:style-name="ro8">
          <table:table-cell table:style-name="ce43" office:value-type="string" calcext:value-type="string">
            <text:p>На обучение работе с оборудованием и ПО</text:p>
          </table:table-cell>
          <table:table-cell table:style-name="ce124" table:formula="of:=[$'Оценка стоимости заказа'.C18]+[$'Оценка стоимости заказа'.D18]" office:value-type="currency" office:currency="RUB" office:value="20319.012" calcext:value-type="currency">
            <text:p>20 319,01 ₽</text:p>
          </table:table-cell>
          <table:table-cell table:style-name="ce124" table:formula="of:=[$'Оценка стоимости заказа'.F18]+[$'Оценка стоимости заказа'.G18]" office:value-type="currency" office:currency="RUB" office:value="13957.3438832485" calcext:value-type="currency">
            <text:p>13 957,34 ₽</text:p>
          </table:table-cell>
          <table:table-cell table:style-name="ce135" table:formula="of:=[.C9]-[.B9]" office:value-type="currency" office:currency="RUB" office:value="-6361.66811675155" calcext:value-type="currency">
            <text:p>-6 361,67 ₽</text:p>
          </table:table-cell>
          <table:table-cell table:style-name="ce138" office:value-type="string" calcext:value-type="string">
            <text:p>Взносы на обучение</text:p>
          </table:table-cell>
          <table:table-cell table:style-name="ce138"/>
          <table:table-cell/>
        </table:table-row>
        <table:table-row table:style-name="ro8">
          <table:table-cell table:style-name="ce120" office:value-type="string" calcext:value-type="string">
            <text:p>Премии работникам: Риски по срокам исполнения</text:p>
          </table:table-cell>
          <table:table-cell table:style-name="ce124" table:formula="of:=[$'Оценка стоимости заказа'.C19]+[$'Оценка стоимости заказа'.D19]" office:value-type="currency" office:currency="RUB" office:value="12752.0987654321" calcext:value-type="currency">
            <text:p>12 752,10 ₽</text:p>
          </table:table-cell>
          <table:table-cell table:style-name="ce124" table:formula="of:=[$'Оценка стоимости заказа'.F19]+[$'Оценка стоимости заказа'.G19]" office:value-type="currency" office:currency="RUB" office:value="0" calcext:value-type="currency">
            <text:p>0,00 ₽</text:p>
          </table:table-cell>
          <table:table-cell table:style-name="ce135" table:formula="of:=[.C10]-[.B10]" office:value-type="currency" office:currency="RUB" office:value="-12752.0987654321" calcext:value-type="currency">
            <text:p>-12 752,10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8">
          <table:table-cell table:style-name="ce120" office:value-type="string" calcext:value-type="string">
            <text:p>Работникам на отпуск, отдых, лечение</text:p>
          </table:table-cell>
          <table:table-cell table:style-name="ce124" table:formula="of:=[$'Оценка стоимости заказа'.C20]+[$'Оценка стоимости заказа'.D20]" office:value-type="currency" office:currency="RUB" office:value="12752.0987654321" calcext:value-type="currency">
            <text:p>12 752,10 ₽</text:p>
          </table:table-cell>
          <table:table-cell table:style-name="ce124" table:formula="of:=[$'Оценка стоимости заказа'.F20]+[$'Оценка стоимости заказа'.G20]" office:value-type="currency" office:currency="RUB" office:value="0" calcext:value-type="currency">
            <text:p>0,00 ₽</text:p>
          </table:table-cell>
          <table:table-cell table:style-name="ce135" table:formula="of:=[.C11]-[.B11]" office:value-type="currency" office:currency="RUB" office:value="-12752.0987654321" calcext:value-type="currency">
            <text:p>-12 752,10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 table:style-name="ce65"/>
        </table:table-row>
        <table:table-row table:style-name="ro8">
          <table:table-cell table:style-name="ce120" office:value-type="string" calcext:value-type="string">
            <text:p>Денег на оплату работ специалистов (на руки):</text:p>
          </table:table-cell>
          <table:table-cell table:style-name="ce124" table:formula="of:=[$'Оценка стоимости заказа'.C21]+[$'Оценка стоимости заказа'.D21]" office:value-type="currency" office:currency="RUB" office:value="147560" calcext:value-type="currency">
            <text:p>147 560,00 ₽</text:p>
          </table:table-cell>
          <table:table-cell table:style-name="ce124" table:formula="of:=[$'Оценка стоимости заказа'.F21]+[$'Оценка стоимости заказа'.G21]" office:value-type="currency" office:currency="RUB" office:value="0" calcext:value-type="currency">
            <text:p>0,00 ₽</text:p>
          </table:table-cell>
          <table:table-cell table:style-name="ce135" table:formula="of:=[.C12]-[.B12]" office:value-type="currency" office:currency="RUB" office:value="-147560" calcext:value-type="currency">
            <text:p>-147 560,00 ₽</text:p>
          </table:table-cell>
          <table:table-cell table:style-name="ce81" office:value-type="string" calcext:value-type="string">
            <text:p>Минус может быть за счёт предоставленной скидки на стоимость услуг или неверной оценки стоимости</text:p>
          </table:table-cell>
          <table:table-cell table:style-name="ce81"/>
          <table:table-cell/>
        </table:table-row>
        <table:table-row table:style-name="ro8">
          <table:table-cell table:style-name="ce121" office:value-type="string" calcext:value-type="string">
            <text:p>Непредвиденные расходы</text:p>
          </table:table-cell>
          <table:table-cell table:style-name="ce124" table:formula="of:=[$'Оценка стоимости заказа'.C22]+[$'Оценка стоимости заказа'.D22]" office:value-type="currency" office:currency="RUB" office:value="3" calcext:value-type="currency">
            <text:p>3,00 ₽</text:p>
          </table:table-cell>
          <table:table-cell table:style-name="ce124" table:formula="of:=[$'Оценка стоимости заказа'.F22]+[$'Оценка стоимости заказа'.G22]" office:value-type="currency" office:currency="RUB" office:value="41360" calcext:value-type="currency">
            <text:p>41 360,00 ₽</text:p>
          </table:table-cell>
          <table:table-cell table:style-name="ce135" table:formula="of:=[.C13]-[.B13]" office:value-type="currency" office:currency="RUB" office:value="41357" calcext:value-type="currency">
            <text:p>41 357,00 ₽</text:p>
          </table:table-cell>
          <table:table-cell table:style-name="ce81" table:number-columns-repeated="2"/>
          <table:table-cell/>
        </table:table-row>
        <table:table-row table:style-name="ro8">
          <table:table-cell table:style-name="ce121" office:value-type="string" calcext:value-type="string">
            <text:p>Плановая премия продавцу</text:p>
          </table:table-cell>
          <table:table-cell table:style-name="ce124" table:number-columns-repeated="2"/>
          <table:table-cell table:style-name="ce135" table:formula="of:=SUM([.B3:.B13])*[$'Коммерческое предложение'.C19]" office:value-type="currency" office:currency="RUB" office:value="11867.1027163316" calcext:value-type="currency">
            <text:p>11 867,10 ₽</text:p>
          </table:table-cell>
          <table:table-cell table:style-name="ce81" office:value-type="string" calcext:value-type="string">
            <text:p>Плановая премия продавцу</text:p>
          </table:table-cell>
          <table:table-cell table:style-name="ce81"/>
          <table:table-cell/>
        </table:table-row>
        <table:table-row table:style-name="ro8">
          <table:table-cell table:style-name="ce122" office:value-type="string" calcext:value-type="string">
            <text:p>Сдача заказчику с разницы в цене</text:p>
          </table:table-cell>
          <table:table-cell table:style-name="ce132" table:number-columns-repeated="2"/>
          <table:table-cell table:style-name="ce136" table:formula="of:=MIN(0;-[.C16]+[.B16])" office:value-type="currency" office:currency="RUB" office:value="-12004.8641834209" calcext:value-type="currency">
            <text:p>-12 004,86 ₽</text:p>
          </table:table-cell>
          <table:table-cell table:style-name="ce81" office:value-type="string" calcext:value-type="string">
            <text:p>Возврат заказчику при завышенной стоимости</text:p>
          </table:table-cell>
          <table:table-cell table:style-name="ce81"/>
          <table:table-cell/>
        </table:table-row>
        <table:table-row table:style-name="ro8">
          <table:table-cell table:style-name="ce123" office:value-type="string" calcext:value-type="string">
            <text:p>Итого:</text:p>
          </table:table-cell>
          <table:table-cell table:style-name="ce133" table:formula="of:=SUM([.B3:.B15])" office:value-type="currency" office:currency="RUB" office:value="593355.135816579" calcext:value-type="currency">
            <text:p>593 355,14 ₽</text:p>
          </table:table-cell>
          <table:table-cell table:style-name="ce133" table:formula="of:=SUM([.C3:.C15])" office:value-type="currency" office:currency="RUB" office:value="605360" calcext:value-type="currency">
            <text:p>605 360,00 ₽</text:p>
          </table:table-cell>
          <table:table-cell table:style-name="ce133" table:formula="of:=SUM([.D3:.D15])" office:value-type="currency" office:currency="RUB" office:value="11867.1027163316" calcext:value-type="currency">
            <text:p>11 867,10 ₽</text:p>
          </table:table-cell>
          <table:table-cell table:style-name="ce36"/>
          <table:table-cell table:style-name="ce65" table:number-columns-repeated="2"/>
        </table:table-row>
        <table:table-row table:style-name="ro1">
          <table:table-cell table:style-name="ce124" table:number-columns-repeated="3"/>
          <table:table-cell table:style-name="ce135"/>
          <table:table-cell table:style-name="ce65"/>
          <table:table-cell table:number-columns-repeated="2"/>
        </table:table-row>
        <table:table-row table:style-name="ro2">
          <table:table-cell table:style-name="ce125" office:value-type="string" calcext:value-type="string">
            <text:p>Компаньоны</text:p>
          </table:table-cell>
          <table:table-cell table:style-name="ce120" office:value-type="string" calcext:value-type="string">
            <text:p>Имя 1</text:p>
          </table:table-cell>
          <table:table-cell table:style-name="ce120" office:value-type="string" calcext:value-type="string">
            <text:p>Имя 2</text:p>
          </table:table-cell>
          <table:table-cell table:style-name="ce120" office:value-type="string" calcext:value-type="string">
            <text:p>Имя 3</text:p>
          </table:table-cell>
          <table:table-cell table:style-name="ce120" office:value-type="string" calcext:value-type="string">
            <text:p>Имя 4</text:p>
          </table:table-cell>
          <table:table-cell table:style-name="ce120" office:value-type="string" calcext:value-type="string">
            <text:p>Имя 5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2">
          <table:table-cell table:style-name="ce120" office:value-type="string" calcext:value-type="string">
            <text:p>Доля в инфраструктуре (оборудование, инструмент, недвижимость)</text:p>
          </table:table-cell>
          <table:table-cell table:style-name="ce134" table:formula="of:=[$'Операционные затраты (на владение)'.E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F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G15]/SUM(['Операционные затраты (на владение)'.$E$15:.$J$15])" office:value-type="percentage" office:value="0.145486415425066" calcext:value-type="percentage">
            <text:p>14,55%</text:p>
          </table:table-cell>
          <table:table-cell table:style-name="ce134" table:formula="of:=[$'Операционные затраты (на владение)'.H15]/SUM(['Операционные затраты (на владение)'.$E$15:.$J$15])" office:value-type="percentage" office:value="0.175284837861525" calcext:value-type="percentage">
            <text:p>17,53%</text:p>
          </table:table-cell>
          <table:table-cell table:style-name="ce134" table:formula="of:=[$'Операционные затраты (на владение)'.I15]/SUM(['Операционные затраты (на владение)'.$E$15:.$J$15])" office:value-type="percentage" office:value="0.0219106047326906" calcext:value-type="percentage">
            <text:p>2,19%</text:p>
          </table:table-cell>
          <table:table-cell table:style-name="ce134" table:formula="of:=[$'Операционные затраты (на владение)'.J15]/SUM(['Операционные затраты (на владение)'.$E$15:.$J$15])" office:value-type="percentage" office:value="0.306748466257669" calcext:value-type="percentage">
            <text:p>30,67%</text:p>
          </table:table-cell>
        </table:table-row>
        <table:table-row table:style-name="ro8">
          <table:table-cell table:style-name="ce120" office:value-type="string" calcext:value-type="string">
            <text:p>Доля в ПО</text:p>
          </table:table-cell>
          <table:table-cell table:number-columns-repeated="5" table:style-name="ce134" office:value-type="percentage" office:value="0.2" calcext:value-type="percentage">
            <text:p>20,00%</text:p>
          </table:table-cell>
          <table:table-cell table:style-name="ce134"/>
        </table:table-row>
        <table:table-row table:style-name="ro1">
          <table:table-cell table:style-name="ce126" office:value-type="string" calcext:value-type="string">
            <text:p>Покрытие расходов (амортизация стоимости)</text:p>
          </table:table-cell>
          <table:table-cell table:style-name="ce115" table:formula="of:=SUM([.$B$4];[.$B$5])*[.B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C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D19]" office:value-type="currency" office:currency="RUB" office:value="20287.2368098161" calcext:value-type="currency">
            <text:p>20 287,24 ₽</text:p>
          </table:table-cell>
          <table:table-cell table:style-name="ce115" table:formula="of:=SUM([.$B$4];[.$B$5])*[.E19]" office:value-type="currency" office:currency="RUB" office:value="24442.4539877302" calcext:value-type="currency">
            <text:p>24 442,45 ₽</text:p>
          </table:table-cell>
          <table:table-cell table:style-name="ce115" table:formula="of:=SUM([.$B$4];[.$B$5])*[.F19]" office:value-type="currency" office:currency="RUB" office:value="3055.30674846627" calcext:value-type="currency">
            <text:p>3 055,31 ₽</text:p>
          </table:table-cell>
          <table:table-cell table:style-name="ce115" table:formula="of:=SUM([.$B$4];[.$B$5])*[.G19]" office:value-type="currency" office:currency="RUB" office:value="42774.2944785278" calcext:value-type="currency">
            <text:p>42 774,29 ₽</text:p>
          </table:table-cell>
        </table:table-row>
        <table:table-row table:style-name="ro1">
          <table:table-cell table:style-name="ce127" office:value-type="string" calcext:value-type="string">
            <text:p>Итого к выплате компаньонам:</text:p>
          </table:table-cell>
          <table:table-cell table:style-name="ce113" table:formula="of:=[.B21]" office:value-type="currency" office:currency="RUB" office:value="24442.4539877302" calcext:value-type="currency">
            <text:p>24 442,45 ₽</text:p>
          </table:table-cell>
          <table:table-cell table:style-name="ce113" table:formula="of:=[.C21]" office:value-type="currency" office:currency="RUB" office:value="24442.4539877302" calcext:value-type="currency">
            <text:p>24 442,45 ₽</text:p>
          </table:table-cell>
          <table:table-cell table:style-name="ce113" table:formula="of:=[.D21]" office:value-type="currency" office:currency="RUB" office:value="20287.2368098161" calcext:value-type="currency">
            <text:p>20 287,24 ₽</text:p>
          </table:table-cell>
          <table:table-cell table:style-name="ce113" table:formula="of:=[.E21]" office:value-type="currency" office:currency="RUB" office:value="24442.4539877302" calcext:value-type="currency">
            <text:p>24 442,45 ₽</text:p>
          </table:table-cell>
          <table:table-cell table:style-name="ce113" table:formula="of:=[.F21]" office:value-type="currency" office:currency="RUB" office:value="3055.30674846627" calcext:value-type="currency">
            <text:p>3 055,31 ₽</text:p>
          </table:table-cell>
          <table:table-cell table:style-name="ce32"/>
        </table:table-row>
        <table:table-row table:style-name="ro1">
          <table:table-cell table:style-name="ce128" office:value-type="string" calcext:value-type="string">
            <text:p>Взносы на легализацию и оплату используемого ПО</text:p>
          </table:table-cell>
          <table:table-cell table:style-name="ce115" table:formula="of:=[.B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C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D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E20]/SUM([.$B$20:.$F$20])*[.$G$21]" office:value-type="currency" office:currency="RUB" office:value="8554.85889570556" calcext:value-type="currency">
            <text:p>8 554,86 ₽</text:p>
          </table:table-cell>
          <table:table-cell table:style-name="ce115" table:formula="of:=[.F20]/SUM([.$B$20:.$F$20])*[.$G$21]" office:value-type="currency" office:currency="RUB" office:value="8554.85889570556" calcext:value-type="currency">
            <text:p>8 554,86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гарантийные обязательства</text:p>
          </table:table-cell>
          <table:table-cell table:style-name="ce115" table:formula="of:=[.$B$6]*[.B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C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D19]/SUM([.$B$19:.$F$19])" office:value-type="currency" office:currency="RUB" office:value="5687.83095539101" calcext:value-type="currency">
            <text:p>5 687,83 ₽</text:p>
          </table:table-cell>
          <table:table-cell table:style-name="ce115" table:formula="of:=[.$B$6]*[.E19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$B$6]*[.F19]/SUM([.$B$19:.$F$19])" office:value-type="currency" office:currency="RUB" office:value="856.601047498643" calcext:value-type="currency">
            <text:p>856,60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обновление и ремонт</text:p>
          </table:table-cell>
          <table:table-cell table:style-name="ce115" table:formula="of:=[.$B$7]*[.B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C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D19]/SUM([.$B$19:.$F$19])" office:value-type="currency" office:currency="RUB" office:value="4264.16686725665" calcext:value-type="currency">
            <text:p>4 264,17 ₽</text:p>
          </table:table-cell>
          <table:table-cell table:style-name="ce115" table:formula="of:=[.$B$7]*[.E1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$B$7]*[.F19]/SUM([.$B$19:.$F$19])" office:value-type="currency" office:currency="RUB" office:value="642.193805309735" calcext:value-type="currency">
            <text:p>642,19 ₽</text:p>
          </table:table-cell>
          <table:table-cell table:style-name="ce32"/>
        </table:table-row>
        <table:table-row table:style-name="ro1">
          <table:table-cell table:style-name="ce129" office:value-type="string" calcext:value-type="string">
            <text:p>Взносы в копилку на развитие</text:p>
          </table:table-cell>
          <table:table-cell table:style-name="ce115" table:formula="of:=[.B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C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D19]*[.$B$8]/SUM([.$B$19:.$F$19])" office:value-type="currency" office:currency="RUB" office:value="5687.83095539101" calcext:value-type="currency">
            <text:p>5 687,83 ₽</text:p>
          </table:table-cell>
          <table:table-cell table:style-name="ce115" table:formula="of:=[.E19]*[.$B$8]/SUM([.$B$19:.$F$19])" office:value-type="currency" office:currency="RUB" office:value="6852.80837998915" calcext:value-type="currency">
            <text:p>6 852,81 ₽</text:p>
          </table:table-cell>
          <table:table-cell table:style-name="ce115" table:formula="of:=[.F19]*[.$B$8]/SUM([.$B$19:.$F$19])" office:value-type="currency" office:currency="RUB" office:value="856.601047498643" calcext:value-type="currency">
            <text:p>856,60 ₽</text:p>
          </table:table-cell>
          <table:table-cell table:style-name="ce32"/>
        </table:table-row>
        <table:table-row table:style-name="ro2">
          <table:table-cell table:style-name="ce130" office:value-type="string" calcext:value-type="string">
            <text:p>Взносы за обучение (оплата курсов, доплата мастеру за консультации)</text:p>
          </table:table-cell>
          <table:table-cell table:style-name="ce115" table:formula="of:=[.B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C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D19]*[.$B$9]/SUM([.$B$19:.$F$19])" office:value-type="currency" office:currency="RUB" office:value="4264.16686725665" calcext:value-type="currency">
            <text:p>4 264,17 ₽</text:p>
          </table:table-cell>
          <table:table-cell table:style-name="ce115" table:formula="of:=[.E19]*[.$B$9]/SUM([.$B$19:.$F$19])" office:value-type="currency" office:currency="RUB" office:value="5137.55044247789" calcext:value-type="currency">
            <text:p>5 137,55 ₽</text:p>
          </table:table-cell>
          <table:table-cell table:style-name="ce115" table:formula="of:=[.F19]*[.$B$9]/SUM([.$B$19:.$F$19])" office:value-type="currency" office:currency="RUB" office:value="642.193805309735" calcext:value-type="currency">
            <text:p>642,19 ₽</text:p>
          </table:table-cell>
          <table:table-cell table:style-name="ce32"/>
        </table:table-row>
        <table:table-row table:style-name="ro1">
          <table:table-cell table:style-name="ce131" office:value-type="string" calcext:value-type="string">
            <text:p>Итого, забросить в копилки:</text:p>
          </table:table-cell>
          <table:table-cell table:style-name="ce113" table:formula="of:=SUM([.B23:.B27])" office:value-type="currency" office:currency="RUB" office:value="32535.5765406396" calcext:value-type="currency">
            <text:p>32 535,58 ₽</text:p>
          </table:table-cell>
          <table:table-cell table:style-name="ce113" table:formula="of:=SUM([.C23:.C27])" office:value-type="currency" office:currency="RUB" office:value="32535.5765406396" calcext:value-type="currency">
            <text:p>32 535,58 ₽</text:p>
          </table:table-cell>
          <table:table-cell table:style-name="ce113" table:formula="of:=SUM([.D23:.D27])" office:value-type="currency" office:currency="RUB" office:value="28458.8545410009" calcext:value-type="currency">
            <text:p>28 458,85 ₽</text:p>
          </table:table-cell>
          <table:table-cell table:style-name="ce113" table:formula="of:=SUM([.E23:.E27])" office:value-type="currency" office:currency="RUB" office:value="32535.5765406396" calcext:value-type="currency">
            <text:p>32 535,58 ₽</text:p>
          </table:table-cell>
          <table:table-cell table:style-name="ce113" table:formula="of:=SUM([.F23:.F27])" office:value-type="currency" office:currency="RUB" office:value="11552.4486013223" calcext:value-type="currency">
            <text:p>11 552,45 ₽</text:p>
          </table:table-cell>
          <table:table-cell table:style-name="ce32"/>
        </table:table-row>
        <table:table-row table:style-name="ro1" table:number-rows-repeated="22">
          <table:table-cell table:style-name="Default"/>
          <table:table-cell table:number-columns-repeated="3"/>
          <table:table-cell table:style-name="ce65" table:number-columns-repeated="3"/>
        </table:table-row>
        <table:table-row table:style-name="ro1" table:number-rows-repeated="2">
          <table:table-cell table:style-name="ce46"/>
          <table:table-cell table:number-columns-repeated="3"/>
          <table:table-cell table:style-name="ce65" table:number-columns-repeated="3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style-name="ce65" table:number-columns-repeated="2"/>
        </table:table-row>
        <table:table-row table:style-name="ro1" table:number-rows-repeated="2">
          <table:table-cell table:style-name="ce46"/>
          <table:table-cell table:number-columns-repeated="3"/>
          <table:table-cell table:style-name="ce81"/>
          <table:table-cell table:style-name="ce65"/>
          <table:table-cell/>
        </table:table-row>
        <table:table-row table:style-name="ro1" table:number-rows-repeated="4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 table:number-rows-repeated="2">
          <table:table-cell table:style-name="ce47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style-name="ce46"/>
          <table:table-cell table:number-columns-repeated="3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7"/>
          <table:table-cell table:style-name="ce12" table:number-columns-repeated="3"/>
          <table:table-cell table:style-name="ce65"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Операционные затраты (на владение)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ce148"/>
        <table:table-column table:style-name="co27" table:visibility="collapse" table:default-cell-style-name="ce148"/>
        <table:table-column table:style-name="co28" table:default-cell-style-name="Default"/>
        <table:table-column table:style-name="co4" table:number-columns-repeated="5" table:default-cell-style-name="Default"/>
        <table:table-row table:style-name="ro1">
          <table:table-cell table:style-name="ce97" office:value-type="string" calcext:value-type="string">
            <text:p>Среднегодовая инфляция</text:p>
          </table:table-cell>
          <table:table-cell table:style-name="ce142" office:value-type="percentage" office:value="0.1" calcext:value-type="percentage">
            <text:p>10,00%</text:p>
          </table:table-cell>
          <table:table-cell table:style-name="ce150" table:number-columns-repeated="2"/>
          <table:table-cell table:style-name="ce156" office:value-type="string" calcext:value-type="string">
            <text:p>Распределение расходов по владению</text:p>
          </table:table-cell>
          <table:table-cell table:number-columns-repeated="5"/>
        </table:table-row>
        <table:table-row table:style-name="ro8">
          <table:table-cell table:style-name="ce97" office:value-type="string" calcext:value-type="string">
            <text:p>Изменение расходов за период времени</text:p>
          </table:table-cell>
          <table:table-cell table:style-name="ce143"/>
          <table:table-cell table:style-name="ce151" table:formula="of:=(1/POWER(1-[.$B$1];([.$C$5]-[.$B$5])/365))-1" office:value-type="percentage" office:value="0.094873585268382" calcext:value-type="percentage">
            <text:p>9,49%</text:p>
          </table:table-cell>
          <table:table-cell table:style-name="ce151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6">
          <table:table-cell table:style-name="ce139" office:value-type="string" calcext:value-type="string">
            <text:p>Расходы</text:p>
          </table:table-cell>
          <table:table-cell table:style-name="ce144" office:value-type="string" calcext:value-type="string">
            <text:p>Данные по стоимости на дату, с учетом налогов:</text:p>
          </table:table-cell>
          <table:table-cell table:style-name="ce144" office:value-type="string" calcext:value-type="string">
            <text:p>Оценка амортизационной стоимости с учетом инфляции на дату:</text:p>
          </table:table-cell>
          <table:table-cell table:style-name="ce144" office:value-type="string" calcext:value-type="string">
            <text:p>Из расчета на единицу</text:p>
          </table:table-cell>
          <table:table-cell table:style-name="ce82" table:formula="of:=[$'Список имен'.B2]" office:value-type="string" office:string-value="В" calcext:value-type="string">
            <text:p>В</text:p>
          </table:table-cell>
          <table:table-cell table:style-name="ce82" table:formula="of:=[$'Список имен'.B3]" office:value-type="string" office:string-value="А1" calcext:value-type="string">
            <text:p>А1</text:p>
          </table:table-cell>
          <table:table-cell table:style-name="ce82" table:formula="of:=[$'Список имен'.B4]" office:value-type="string" office:string-value="А2" calcext:value-type="string">
            <text:p>А2</text:p>
          </table:table-cell>
          <table:table-cell table:style-name="ce82" table:formula="of:=[$'Список имен'.B5]" office:value-type="string" office:string-value="А3" calcext:value-type="string">
            <text:p>А3</text:p>
          </table:table-cell>
          <table:table-cell table:style-name="ce82" table:formula="of:=[$'Список имен'.B6]" office:value-type="string" office:string-value="К" calcext:value-type="string">
            <text:p>К</text:p>
          </table:table-cell>
          <table:table-cell table:style-name="ce82" office:value-type="string" calcext:value-type="string">
            <text:p>Легализация ПО, затраты</text:p>
          </table:table-cell>
        </table:table-row>
        <table:table-row table:style-name="ro1">
          <table:table-cell table:style-name="Default"/>
          <table:table-cell table:style-name="ce145" office:value-type="date" office:date-value="2020-04-26" calcext:value-type="date">
            <text:p>26.04.20</text:p>
          </table:table-cell>
          <table:table-cell table:style-name="ce152" table:formula="of:=['Коммерческое предложение'.$C$1]" office:value-type="date" office:date-value="2021-03-06" calcext:value-type="date">
            <text:p>06.03.21</text:p>
          </table:table-cell>
          <table:table-cell table:style-name="ce152"/>
          <table:table-cell table:style-name="ce82" table:number-columns-repeated="6"/>
        </table:table-row>
        <table:table-row table:style-name="ro1">
          <table:table-cell office:value-type="string" calcext:value-type="string">
            <text:p>Коммерческие помещения (окупаемость за 3 года)</text:p>
          </table:table-cell>
          <table:table-cell table:style-name="ce146" office:value-type="currency" office:currency="RUB" office:value="1200000" calcext:value-type="currency">
            <text:p>1 200 000,00 ₽</text:p>
          </table:table-cell>
          <table:table-cell table:formula="of:=[.B6]*([.$C$2]+1)" office:value-type="currency" office:currency="RUB" office:value="1313848.30232206" calcext:value-type="currency">
            <text:p>1 313 848,30 ₽</text:p>
          </table:table-cell>
          <table:table-cell table:formula="of:=[.C6]/SUM([.E6:.J6])" office:value-type="currency" office:currency="RUB" office:value="437949.434107353" calcext:value-type="currency">
            <text:p>437 949,43 ₽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муналка (электричество, отопление, взносы, интернет, LAN и т. п.) на 3 года</text:p>
          </table:table-cell>
          <table:table-cell table:style-name="ce147" table:formula="of:=10000*12*3" office:value-type="currency" office:currency="RUB" office:value="360000" calcext:value-type="currency">
            <text:p>360 000,00 ₽</text:p>
          </table:table-cell>
          <table:table-cell table:formula="of:=[.B7]*([.$C$2]+1)" office:value-type="currency" office:currency="RUB" office:value="394154.490696617" calcext:value-type="currency">
            <text:p>394 154,49 ₽</text:p>
          </table:table-cell>
          <table:table-cell table:formula="of:=[.C7]/SUM([.E7:.J7])" office:value-type="currency" office:currency="RUB" office:value="394154.490696617" calcext:value-type="currency">
            <text:p>394 154,49 ₽</text:p>
          </table:table-cell>
          <table:table-cell table:style-name="ce140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йт</text:p>
          </table:table-cell>
          <table:table-cell table:style-name="ce147" table:formula="of:=50000*3" office:value-type="currency" office:currency="RUB" office:value="150000" calcext:value-type="currency">
            <text:p>150 000,00 ₽</text:p>
          </table:table-cell>
          <table:table-cell table:formula="of:=[.B8]*([.$C$2]+1)" office:value-type="currency" office:currency="RUB" office:value="164231.037790257" calcext:value-type="currency">
            <text:p>164 231,04 ₽</text:p>
          </table:table-cell>
          <table:table-cell table:formula="of:=[.C8]/SUM([.E8:.J8])" office:value-type="currency" office:currency="RUB" office:value="164231.037790257" calcext:value-type="currency">
            <text:p>164 231,04 ₽</text:p>
          </table:table-cell>
          <table:table-cell table:style-name="ce140"/>
          <table:table-cell table:number-columns-repeated="2"/>
          <table:table-cell table:style-name="ce15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 (затраты на 3 года)</text:p>
          </table:table-cell>
          <table:table-cell table:style-name="ce147" office:value-type="currency" office:currency="RUB" office:value="3500000" calcext:value-type="currency">
            <text:p>3 500 000,00 ₽</text:p>
          </table:table-cell>
          <table:table-cell table:formula="of:=[.B9]*([.$C$2]+1)" office:value-type="currency" office:currency="RUB" office:value="3832057.54843934" calcext:value-type="currency">
            <text:p>3 832 057,55 ₽</text:p>
          </table:table-cell>
          <table:table-cell table:formula="of:=[.C9]/SUM([.E9:.J9])" office:value-type="currency" office:currency="RUB" office:value="3832057.54843934" calcext:value-type="currency">
            <text:p>3 832 057,55 ₽</text:p>
          </table:table-cell>
          <table:table-cell table:style-name="ce140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пы (обновление раз в три года)</text:p>
          </table:table-cell>
          <table:table-cell table:style-name="ce147" table:formula="of:=SUM([.E10:.J10])*100000" office:value-type="currency" office:currency="RUB" office:value="500000" calcext:value-type="currency">
            <text:p>500 000,00 ₽</text:p>
          </table:table-cell>
          <table:table-cell table:formula="of:=[.B10]*([.$C$2]+1)" office:value-type="currency" office:currency="RUB" office:value="547436.792634191" calcext:value-type="currency">
            <text:p>547 436,79 ₽</text:p>
          </table:table-cell>
          <table:table-cell table:formula="of:=[.C10]/SUM([.E10:.J10])" office:value-type="currency" office:currency="RUB" office:value="109487.358526838" calcext:value-type="currency">
            <text:p>109 487,36 ₽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и (расходы на 3 года)</text:p>
          </table:table-cell>
          <table:table-cell table:style-name="ce147" office:value-type="currency" office:currency="RUB" office:value="4500000" calcext:value-type="currency">
            <text:p>4 500 000,00 ₽</text:p>
          </table:table-cell>
          <table:table-cell table:formula="of:=[.B11]*([.$C$2]+1)" office:value-type="currency" office:currency="RUB" office:value="4926931.13370772" calcext:value-type="currency">
            <text:p>4 926 931,13 ₽</text:p>
          </table:table-cell>
          <table:table-cell table:formula="of:=[.C11]/SUM([.E11:.J11])" office:value-type="currency" office:currency="RUB" office:value="1642310.37790257" calcext:value-type="currency">
            <text:p>1 642 310,38 ₽</text:p>
          </table:table-cell>
          <table:table-cell table:style-name="ce1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струмент и оборудование</text:p>
          </table:table-cell>
          <table:table-cell table:style-name="ce147" office:value-type="currency" office:currency="RUB" office:value="1200000" calcext:value-type="currency">
            <text:p>1 200 000,00 ₽</text:p>
          </table:table-cell>
          <table:table-cell table:formula="of:=[.B12]*([.$C$2]+1)" office:value-type="currency" office:currency="RUB" office:value="1313848.30232206" calcext:value-type="currency">
            <text:p>1 313 848,30 ₽</text:p>
          </table:table-cell>
          <table:table-cell table:formula="of:=[.C12]/SUM([.E12:.J12])" office:value-type="currency" office:currency="RUB" office:value="1313848.30232206" calcext:value-type="currency">
            <text:p>1 313 848,30 ₽</text:p>
          </table:table-cell>
          <table:table-cell table:style-name="ce140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того за три года</text:p>
          </table:table-cell>
          <table:table-cell table:style-name="ce148" table:formula="of:=SUM([.B6:.B12])" office:value-type="currency" office:currency="RUB" office:value="11410000" calcext:value-type="currency">
            <text:p>11 410 000,00 ₽</text:p>
          </table:table-cell>
          <table:table-cell table:formula="of:=SUM([.C6:.C12])" office:value-type="currency" office:currency="RUB" office:value="12492507.6079122" calcext:value-type="currency">
            <text:p>12 492 507,61 ₽</text:p>
          </table:table-cell>
          <table:table-cell/>
          <table:table-cell table:style-name="ce140"/>
          <table:table-cell table:number-columns-repeated="5"/>
        </table:table-row>
        <table:table-row table:style-name="ro1">
          <table:table-cell office:value-type="string" calcext:value-type="string">
            <text:p>Итого за месяц</text:p>
          </table:table-cell>
          <table:table-cell table:style-name="ce148" table:formula="of:=[.B13]/3/12" office:value-type="currency" office:currency="RUB" office:value="316944.444444444" calcext:value-type="currency">
            <text:p>316 944,44 ₽</text:p>
          </table:table-cell>
          <table:table-cell table:formula="of:=[.C13]/3/11" office:value-type="currency" office:currency="RUB" office:value="378560.836603401" calcext:value-type="currency">
            <text:p>378 560,84 ₽</text:p>
          </table:table-cell>
          <table:table-cell/>
          <table:table-cell table:style-name="ce140"/>
          <table:table-cell table:number-columns-repeated="5"/>
        </table:table-row>
        <table:table-row table:style-name="ro1">
          <table:table-cell office:value-type="string" calcext:value-type="string">
            <text:p>Итого за 10 рабочих дней (половина месяца)</text:p>
          </table:table-cell>
          <table:table-cell table:style-name="ce148" table:formula="of:=[.B14]/2" office:value-type="currency" office:currency="RUB" office:value="158472.222222222" calcext:value-type="currency">
            <text:p>158 472,22 ₽</text:p>
          </table:table-cell>
          <table:table-cell table:style-name="ce153" table:formula="of:=[.C14]/2" office:value-type="currency" office:currency="RUB" office:value="189280.418301701" calcext:value-type="currency">
            <text:p>189 280,42 ₽</text:p>
          </table:table-cell>
          <table:table-cell table:style-name="ce153"/>
          <table:table-cell table:style-name="ce157" table:formula="of:=SUMIF([.E$6:.E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F$6:.F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G$6:.G$12];1;[.$D$6:.$D$12])/3/12/2" office:value-type="currency" office:currency="RUB" office:value="25242.9187714655" calcext:value-type="currency">
            <text:p>25 242,92 ₽</text:p>
          </table:table-cell>
          <table:table-cell table:style-name="ce157" table:formula="of:=SUMIF([.H$6:.H$12];1;[.$D$6:.$D$12])/3/12/2" office:value-type="currency" office:currency="RUB" office:value="30413.1551463439" calcext:value-type="currency">
            <text:p>30 413,16 ₽</text:p>
          </table:table-cell>
          <table:table-cell table:style-name="ce157" table:formula="of:=SUMIF([.I$6:.I$12];1;[.$D$6:.$D$12])/3/12/2" office:value-type="currency" office:currency="RUB" office:value="3801.64439329299" calcext:value-type="currency">
            <text:p>3 801,64 ₽</text:p>
          </table:table-cell>
          <table:table-cell table:style-name="ce157" table:formula="of:=SUMIF([.J$6:.J$12];1;[.$D$6:.$D$12])/3/12/2" office:value-type="currency" office:currency="RUB" office:value="53223.0215061019" calcext:value-type="currency">
            <text:p>53 223,02 ₽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2" table:number-columns-repeated="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41" office:value-type="string" calcext:value-type="string">
            <text:p>Cредняя загрузка работой, бесплатной для клиента (не связанной непосредственно с изготовлением заказов: оценка, учет, переговоры, оформление, обучение, и т. п.)</text:p>
          </table:table-cell>
          <table:table-cell/>
          <table:table-cell table:style-name="ce154" office:value-type="percentage" office:value="0.4" calcext:value-type="percentage">
            <text:p>40,00%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ЗП специалистов (в год)</text:p>
          </table:table-cell>
          <table:table-cell table:style-name="ce149" office:value-type="currency" office:currency="RUB" office:value="2400000" calcext:value-type="currency">
            <text:p>2 400 000,00 ₽</text:p>
          </table:table-cell>
          <table:table-cell table:formula="of:=[.B20]*([.$C$2]+1)/(1-[.C19])" office:value-type="currency" office:currency="RUB" office:value="4379494.34107353" calcext:value-type="currency">
            <text:p>4 379 494,34 ₽</text:p>
          </table:table-cell>
          <table:table-cell table:formula="of:=[.C20]/SUM([.E20:.J20])" office:value-type="string" office:string-value="" calcext:value-type="error">
            <text:p>#ДЕЛ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в месяц, с учетом отпуска)</text:p>
          </table:table-cell>
          <table:table-cell table:style-name="ce148" table:formula="of:=[.B20]/3/12" office:value-type="currency" office:currency="RUB" office:value="66666.6666666667" calcext:value-type="currency">
            <text:p>66 666,67 ₽</text:p>
          </table:table-cell>
          <table:table-cell table:formula="of:=[.C20]/11" office:value-type="currency" office:currency="RUB" office:value="398135.849188503" calcext:value-type="currency">
            <text:p>398 135,85 ₽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половина месяца)</text:p>
          </table:table-cell>
          <table:table-cell table:style-name="ce148" table:formula="of:=[.B21]/2" office:value-type="currency" office:currency="RUB" office:value="33333.3333333333" calcext:value-type="currency">
            <text:p>33 333,33 ₽</text:p>
          </table:table-cell>
          <table:table-cell table:style-name="ce153" table:formula="of:=[.C21]/2" office:value-type="currency" office:currency="RUB" office:value="199067.924594251" calcext:value-type="currency">
            <text:p>199 067,92 ₽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На легализацию ПО, из расчёта на один трудодень</text:p>
          </table:table-cell>
          <table:table-cell/>
          <table:table-cell table:style-name="ce155" table:formula="of:=[.C9]/3/11/20" office:value-type="currency" office:currency="RUB" office:value="5806.14780066566" calcext:value-type="currency">
            <text:p>5 806,148 ₽</text:p>
          </table:table-cell>
          <table:table-cell table:style-name="Default"/>
          <table:table-cell table:number-columns-repeated="6"/>
        </table:table-row>
      </table:table>
      <table:table table:name="Версия таблицы" table:style-name="ta1">
        <table:table-column table:style-name="co4" table:default-cell-style-name="ce159"/>
        <table:table-row table:style-name="ro1">
          <table:table-cell office:value-type="string" calcext:value-type="string">
            <text:p>Версия таблицы:</text:p>
          </table:table-cell>
        </table:table-row>
        <table:table-row table:style-name="ro1">
          <table:table-cell table:style-name="ce160" office:value-type="string" calcext:value-type="string">
            <text:p>ФинДиректорЧПУ.0000.V00.00.07.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2" number:min-decimal-places="12" number:min-integer-digits="1" number:grouping="true"/>
    </number:number-style>
    <number:number-style style:name="N117">
      <number:number number:decimal-places="13" number:min-decimal-places="13" number:min-integer-digits="1" number:grouping="true"/>
    </number:number-style>
    <number:number-style style:name="N118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date-style style:name="N121">
      <number:year/>
    </number:date-style>
    <number:date-style style:name="N122">
      <number:year number:style="long"/>
    </number:date-style>
    <number:currency-style style:name="N124P0" style:volatile="true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2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04:25:43.2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5:55:29.409000000</meta:creation-date>
    <dc:date>2021-03-10T16:17:18.038000000</dc:date>
    <meta:editing-duration>P1DT12H53M38S</meta:editing-duration>
    <meta:editing-cycles>740</meta:editing-cycles>
    <meta:generator>LibreOffice/7.1.0.3$Windows_X86_64 LibreOffice_project/f6099ecf3d29644b5008cc8f48f42f4a40986e4c</meta:generator>
    <meta:document-statistic meta:table-count="7" meta:cell-count="638" meta:object-count="0"/>
  </office:meta>
</office:document-meta>
</file>